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6f9d4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6f9d4"/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9" table:default-cell-style-name="ce6"/>
        <table:table-column table:style-name="co1" table:number-columns-repeated="3" table:default-cell-style-name="ce1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3" table:number-rows-spanned="1">
            <text:p>Iterations (mean)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Time (sec.)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Cost (mean)</text:p>
          </table:table-cell>
          <table:covered-table-cell table:number-columns-repeated="2" table:style-name="ce15"/>
          <table:table-cell table:style-name="ce21" office:value-type="string" calcext:value-type="string" table:number-columns-spanned="3" table:number-rows-spanned="1">
            <text:p>Cost (best)</text:p>
          </table:table-cell>
          <table:covered-table-cell table:number-columns-repeated="2" table:style-name="ce21"/>
          <table:table-cell table:number-columns-repeated="1010"/>
        </table:table-row>
        <table:table-row table:style-name="ro1">
          <table:covered-table-cell table:style-name="ce1"/>
          <table:table-cell table:style-name="ce15" office:value-type="string" calcext:value-type="string">
            <text:p>R+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+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+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R</text:p>
          </table:table-cell>
          <table:table-cell table:style-name="ce21" office:value-type="string" calcext:value-type="string">
            <text:p>R+G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1</text:p>
          </table:table-cell>
          <table:table-cell office:value-type="float" office:value="8.85" calcext:value-type="float">
            <text:p>8.85</text:p>
          </table:table-cell>
          <table:table-cell office:value-type="float" office:value="8.7" calcext:value-type="float">
            <text:p>8.70</text:p>
          </table:table-cell>
          <table:table-cell office:value-type="float" office:value="9.45" calcext:value-type="float">
            <text:p>9.45</text:p>
          </table:table-cell>
          <table:table-cell office:value-type="float" office:value="0.17375" calcext:value-type="float">
            <text:p>0.17</text:p>
          </table:table-cell>
          <table:table-cell office:value-type="float" office:value="0.1858" calcext:value-type="float">
            <text:p>0.19</text:p>
          </table:table-cell>
          <table:table-cell office:value-type="float" office:value="0.1714" calcext:value-type="float">
            <text:p>0.17</text:p>
          </table:table-cell>
          <table:table-cell office:value-type="float" office:value="219.191" calcext:value-type="float">
            <text:p>219.19</text:p>
          </table:table-cell>
          <table:table-cell office:value-type="float" office:value="221.175" calcext:value-type="float">
            <text:p>221.18</text:p>
          </table:table-cell>
          <table:table-cell table:number-columns-repeated="4" table:style-name="ce8" office:value-type="float" office:value="218.199" calcext:value-type="float">
            <text:p>218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2</text:p>
          </table:table-cell>
          <table:table-cell office:value-type="float" office:value="7.35" calcext:value-type="float">
            <text:p>7.35</text:p>
          </table:table-cell>
          <table:table-cell office:value-type="float" office:value="7.1" calcext:value-type="float">
            <text:p>7.10</text:p>
          </table:table-cell>
          <table:table-cell office:value-type="float" office:value="7.3" calcext:value-type="float">
            <text:p>7.30</text:p>
          </table:table-cell>
          <table:table-cell office:value-type="float" office:value="0.18125" calcext:value-type="float">
            <text:p>0.18</text:p>
          </table:table-cell>
          <table:table-cell office:value-type="float" office:value="0.20285" calcext:value-type="float">
            <text:p>0.20</text:p>
          </table:table-cell>
          <table:table-cell office:value-type="float" office:value="0.19725" calcext:value-type="float">
            <text:p>0.20</text:p>
          </table:table-cell>
          <table:table-cell table:number-columns-repeated="6" table:style-name="ce8" office:value-type="float" office:value="246.626" calcext:value-type="float">
            <text:p>246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3</text:p>
          </table:table-cell>
          <table:table-cell office:value-type="float" office:value="7.15" calcext:value-type="float">
            <text:p>7.15</text:p>
          </table:table-cell>
          <table:table-cell office:value-type="float" office:value="7" calcext:value-type="float">
            <text:p>7.00</text:p>
          </table:table-cell>
          <table:table-cell office:value-type="float" office:value="7.3" calcext:value-type="float">
            <text:p>7.30</text:p>
          </table:table-cell>
          <table:table-cell office:value-type="float" office:value="0.4678" calcext:value-type="float">
            <text:p>0.47</text:p>
          </table:table-cell>
          <table:table-cell office:value-type="float" office:value="0.5812" calcext:value-type="float">
            <text:p>0.58</text:p>
          </table:table-cell>
          <table:table-cell office:value-type="float" office:value="0.52005" calcext:value-type="float">
            <text:p>0.52</text:p>
          </table:table-cell>
          <table:table-cell table:number-columns-repeated="6" table:style-name="ce8" office:value-type="float" office:value="305.86" calcext:value-type="float">
            <text:p>305.8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4</text:p>
          </table:table-cell>
          <table:table-cell office:value-type="float" office:value="7.7" calcext:value-type="float">
            <text:p>7.70</text:p>
          </table:table-cell>
          <table:table-cell office:value-type="float" office:value="7.9" calcext:value-type="float">
            <text:p>7.90</text:p>
          </table:table-cell>
          <table:table-cell office:value-type="float" office:value="8.5" calcext:value-type="float">
            <text:p>8.50</text:p>
          </table:table-cell>
          <table:table-cell office:value-type="float" office:value="1.3018" calcext:value-type="float">
            <text:p>1.30</text:p>
          </table:table-cell>
          <table:table-cell office:value-type="float" office:value="1.59275" calcext:value-type="float">
            <text:p>1.59</text:p>
          </table:table-cell>
          <table:table-cell office:value-type="float" office:value="1.126" calcext:value-type="float">
            <text:p>1.13</text:p>
          </table:table-cell>
          <table:table-cell office:value-type="float" office:value="189.2488" calcext:value-type="float">
            <text:p>189.25</text:p>
          </table:table-cell>
          <table:table-cell table:style-name="ce8" office:value-type="float" office:value="186.897" calcext:value-type="float">
            <text:p>186.90</text:p>
          </table:table-cell>
          <table:table-cell office:value-type="float" office:value="189.2488" calcext:value-type="float">
            <text:p>189.25</text:p>
          </table:table-cell>
          <table:table-cell table:number-columns-repeated="3" table:style-name="ce8" office:value-type="float" office:value="186.897" calcext:value-type="float">
            <text:p>186.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5</text:p>
          </table:table-cell>
          <table:table-cell office:value-type="float" office:value="9.25" calcext:value-type="float">
            <text:p>9.25</text:p>
          </table:table-cell>
          <table:table-cell office:value-type="float" office:value="9.7" calcext:value-type="float">
            <text:p>9.70</text:p>
          </table:table-cell>
          <table:table-cell office:value-type="float" office:value="9.4" calcext:value-type="float">
            <text:p>9.40</text:p>
          </table:table-cell>
          <table:table-cell office:value-type="float" office:value="0.2315" calcext:value-type="float">
            <text:p>0.23</text:p>
          </table:table-cell>
          <table:table-cell office:value-type="float" office:value="0.2707" calcext:value-type="float">
            <text:p>0.27</text:p>
          </table:table-cell>
          <table:table-cell office:value-type="float" office:value="0.22315" calcext:value-type="float">
            <text:p>0.22</text:p>
          </table:table-cell>
          <table:table-cell office:value-type="float" office:value="194.0031" calcext:value-type="float">
            <text:p>194.00</text:p>
          </table:table-cell>
          <table:table-cell office:value-type="float" office:value="198.4632" calcext:value-type="float">
            <text:p>198.46</text:p>
          </table:table-cell>
          <table:table-cell table:style-name="ce8" office:value-type="float" office:value="191.77305" calcext:value-type="float">
            <text:p>191.77</text:p>
          </table:table-cell>
          <table:table-cell table:number-columns-repeated="3" table:style-name="ce8" office:value-type="float" office:value="189.543" calcext:value-type="float">
            <text:p>189.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6</text:p>
          </table:table-cell>
          <table:table-cell office:value-type="float" office:value="7.95" calcext:value-type="float">
            <text:p>7.95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0</text:p>
          </table:table-cell>
          <table:table-cell office:value-type="float" office:value="0.1753" calcext:value-type="float">
            <text:p>0.18</text:p>
          </table:table-cell>
          <table:table-cell office:value-type="float" office:value="0.1942" calcext:value-type="float">
            <text:p>0.19</text:p>
          </table:table-cell>
          <table:table-cell office:value-type="float" office:value="0.2081" calcext:value-type="float">
            <text:p>0.21</text:p>
          </table:table-cell>
          <table:table-cell table:number-columns-repeated="2" office:value-type="float" office:value="200.114" calcext:value-type="float">
            <text:p>200.11</text:p>
          </table:table-cell>
          <table:table-cell table:style-name="ce8" office:value-type="float" office:value="200.105" calcext:value-type="float">
            <text:p>200.11</text:p>
          </table:table-cell>
          <table:table-cell table:number-columns-repeated="3" table:style-name="ce8" office:value-type="float" office:value="200.099" calcext:value-type="float">
            <text:p>200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7</text:p>
          </table:table-cell>
          <table:table-cell office:value-type="float" office:value="7.35" calcext:value-type="float">
            <text:p>7.35</text:p>
          </table:table-cell>
          <table:table-cell office:value-type="float" office:value="7.1" calcext:value-type="float">
            <text:p>7.10</text:p>
          </table:table-cell>
          <table:table-cell office:value-type="float" office:value="7.5" calcext:value-type="float">
            <text:p>7.50</text:p>
          </table:table-cell>
          <table:table-cell office:value-type="float" office:value="0.1247" calcext:value-type="float">
            <text:p>0.12</text:p>
          </table:table-cell>
          <table:table-cell office:value-type="float" office:value="0.1461" calcext:value-type="float">
            <text:p>0.15</text:p>
          </table:table-cell>
          <table:table-cell office:value-type="float" office:value="0.12535" calcext:value-type="float">
            <text:p>0.13</text:p>
          </table:table-cell>
          <table:table-cell table:number-columns-repeated="6" table:style-name="ce8" office:value-type="float" office:value="225.369" calcext:value-type="float">
            <text:p>225.3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8</text:p>
          </table:table-cell>
          <table:table-cell office:value-type="float" office:value="7.45" calcext:value-type="float">
            <text:p>7.45</text:p>
          </table:table-cell>
          <table:table-cell office:value-type="float" office:value="7.3" calcext:value-type="float">
            <text:p>7.30</text:p>
          </table:table-cell>
          <table:table-cell office:value-type="float" office:value="8" calcext:value-type="float">
            <text:p>8.00</text:p>
          </table:table-cell>
          <table:table-cell office:value-type="float" office:value="0.18535" calcext:value-type="float">
            <text:p>0.19</text:p>
          </table:table-cell>
          <table:table-cell office:value-type="float" office:value="0.2283" calcext:value-type="float">
            <text:p>0.23</text:p>
          </table:table-cell>
          <table:table-cell office:value-type="float" office:value="0.1897" calcext:value-type="float">
            <text:p>0.19</text:p>
          </table:table-cell>
          <table:table-cell table:number-columns-repeated="6" table:style-name="ce8" office:value-type="float" office:value="232.049" calcext:value-type="float">
            <text:p>232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9</text:p>
          </table:table-cell>
          <table:table-cell office:value-type="float" office:value="8.7" calcext:value-type="float">
            <text:p>8.70</text:p>
          </table:table-cell>
          <table:table-cell office:value-type="float" office:value="8.95" calcext:value-type="float">
            <text:p>8.95</text:p>
          </table:table-cell>
          <table:table-cell office:value-type="float" office:value="8.05" calcext:value-type="float">
            <text:p>8.05</text:p>
          </table:table-cell>
          <table:table-cell office:value-type="float" office:value="2.49885" calcext:value-type="float">
            <text:p>2.50</text:p>
          </table:table-cell>
          <table:table-cell office:value-type="float" office:value="2.69725" calcext:value-type="float">
            <text:p>2.70</text:p>
          </table:table-cell>
          <table:table-cell office:value-type="float" office:value="1.83745" calcext:value-type="float">
            <text:p>1.84</text:p>
          </table:table-cell>
          <table:table-cell table:style-name="ce8" office:value-type="float" office:value="222.295" calcext:value-type="float">
            <text:p>222.30</text:p>
          </table:table-cell>
          <table:table-cell office:value-type="float" office:value="222.8916" calcext:value-type="float">
            <text:p>222.89</text:p>
          </table:table-cell>
          <table:table-cell table:number-columns-repeated="4" table:style-name="ce8" office:value-type="float" office:value="222.295" calcext:value-type="float">
            <text:p>222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10</text:p>
          </table:table-cell>
          <table:table-cell office:value-type="float" office:value="7.7" calcext:value-type="float">
            <text:p>7.70</text:p>
          </table:table-cell>
          <table:table-cell office:value-type="float" office:value="7.75" calcext:value-type="float">
            <text:p>7.75</text:p>
          </table:table-cell>
          <table:table-cell office:value-type="float" office:value="7.95" calcext:value-type="float">
            <text:p>7.95</text:p>
          </table:table-cell>
          <table:table-cell office:value-type="float" office:value="0.1055" calcext:value-type="float">
            <text:p>0.11</text:p>
          </table:table-cell>
          <table:table-cell office:value-type="float" office:value="0.11095" calcext:value-type="float">
            <text:p>0.11</text:p>
          </table:table-cell>
          <table:table-cell office:value-type="float" office:value="0.11505" calcext:value-type="float">
            <text:p>0.12</text:p>
          </table:table-cell>
          <table:table-cell office:value-type="float" office:value="226.5521" calcext:value-type="float">
            <text:p>226.55</text:p>
          </table:table-cell>
          <table:table-cell table:number-columns-repeated="5" table:style-name="ce8" office:value-type="float" office:value="225.006" calcext:value-type="float">
            <text:p>225.0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7.945" calcext:value-type="float">
            <text:p>7.95</text:p>
          </table:table-cell>
          <table:table-cell table:style-name="ce7" office:value-type="float" office:value="7.975" calcext:value-type="float">
            <text:p>7.98</text:p>
          </table:table-cell>
          <table:table-cell table:style-name="ce7" office:value-type="float" office:value="8.195" calcext:value-type="float">
            <text:p>8.20</text:p>
          </table:table-cell>
          <table:table-cell table:style-name="ce7" office:value-type="float" office:value="0.54458" calcext:value-type="float">
            <text:p>0.54</text:p>
          </table:table-cell>
          <table:table-cell table:style-name="ce7" office:value-type="float" office:value="0.62101" calcext:value-type="float">
            <text:p>0.62</text:p>
          </table:table-cell>
          <table:table-cell table:style-name="ce7" office:value-type="float" office:value="0.47135" calcext:value-type="float">
            <text:p>0.47</text:p>
          </table:table-cell>
          <table:table-cell table:style-name="ce7" office:value-type="float" office:value="226.1308" calcext:value-type="float">
            <text:p>226.13</text:p>
          </table:table-cell>
          <table:table-cell table:style-name="ce7" office:value-type="float" office:value="226.44508" calcext:value-type="float">
            <text:p>226.45</text:p>
          </table:table-cell>
          <table:table-cell table:style-name="ce9" office:value-type="float" office:value="225.653085" calcext:value-type="float">
            <text:p>225.65</text:p>
          </table:table-cell>
          <table:table-cell table:number-columns-repeated="3" table:style-name="ce9" office:value-type="float" office:value="225.1943" calcext:value-type="float">
            <text:p>225.19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float" office:value="25.65" calcext:value-type="float">
            <text:p>25.65</text:p>
          </table:table-cell>
          <table:table-cell office:value-type="float" office:value="24.55" calcext:value-type="float">
            <text:p>24.55</text:p>
          </table:table-cell>
          <table:table-cell office:value-type="float" office:value="26.9" calcext:value-type="float">
            <text:p>26.90</text:p>
          </table:table-cell>
          <table:table-cell office:value-type="float" office:value="42.9526" calcext:value-type="float">
            <text:p>42.95</text:p>
          </table:table-cell>
          <table:table-cell office:value-type="float" office:value="65.93725" calcext:value-type="float">
            <text:p>65.94</text:p>
          </table:table-cell>
          <table:table-cell office:value-type="float" office:value="40.59005" calcext:value-type="float">
            <text:p>40.59</text:p>
          </table:table-cell>
          <table:table-cell office:value-type="float" office:value="434.7863" calcext:value-type="float">
            <text:p>434.79</text:p>
          </table:table-cell>
          <table:table-cell table:style-name="ce8" office:value-type="float" office:value="431.73535" calcext:value-type="float">
            <text:p>431.74</text:p>
          </table:table-cell>
          <table:table-cell office:value-type="float" office:value="433.85905" calcext:value-type="float">
            <text:p>433.86</text:p>
          </table:table-cell>
          <table:table-cell table:number-columns-repeated="3" table:style-name="ce8" office:value-type="float" office:value="428.097" calcext:value-type="float">
            <text:p>428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2</text:p>
          </table:table-cell>
          <table:table-cell office:value-type="float" office:value="25.75" calcext:value-type="float">
            <text:p>25.75</text:p>
          </table:table-cell>
          <table:table-cell office:value-type="float" office:value="23.2" calcext:value-type="float">
            <text:p>23.20</text:p>
          </table:table-cell>
          <table:table-cell office:value-type="float" office:value="28.25" calcext:value-type="float">
            <text:p>28.25</text:p>
          </table:table-cell>
          <table:table-cell office:value-type="float" office:value="12.87995" calcext:value-type="float">
            <text:p>12.88</text:p>
          </table:table-cell>
          <table:table-cell office:value-type="float" office:value="13.2867" calcext:value-type="float">
            <text:p>13.29</text:p>
          </table:table-cell>
          <table:table-cell office:value-type="float" office:value="8.708" calcext:value-type="float">
            <text:p>8.71</text:p>
          </table:table-cell>
          <table:table-cell office:value-type="float" office:value="483.02965" calcext:value-type="float">
            <text:p>483.03</text:p>
          </table:table-cell>
          <table:table-cell office:value-type="float" office:value="485.28795" calcext:value-type="float">
            <text:p>485.29</text:p>
          </table:table-cell>
          <table:table-cell table:style-name="ce8" office:value-type="float" office:value="477.62305" calcext:value-type="float">
            <text:p>477.62</text:p>
          </table:table-cell>
          <table:table-cell table:number-columns-repeated="3" table:style-name="ce8" office:value-type="float" office:value="476.049" calcext:value-type="float">
            <text:p>476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3</text:p>
          </table:table-cell>
          <table:table-cell office:value-type="float" office:value="35.45" calcext:value-type="float">
            <text:p>35.45</text:p>
          </table:table-cell>
          <table:table-cell office:value-type="float" office:value="33.65" calcext:value-type="float">
            <text:p>33.65</text:p>
          </table:table-cell>
          <table:table-cell office:value-type="float" office:value="32.9" calcext:value-type="float">
            <text:p>32.90</text:p>
          </table:table-cell>
          <table:table-cell office:value-type="float" office:value="210.9738" calcext:value-type="float">
            <text:p>210.97</text:p>
          </table:table-cell>
          <table:table-cell office:value-type="float" office:value="206.55615" calcext:value-type="float">
            <text:p>206.56</text:p>
          </table:table-cell>
          <table:table-cell office:value-type="float" office:value="170.8757" calcext:value-type="float">
            <text:p>170.88</text:p>
          </table:table-cell>
          <table:table-cell office:value-type="float" office:value="419.5074" calcext:value-type="float">
            <text:p>419.51</text:p>
          </table:table-cell>
          <table:table-cell office:value-type="float" office:value="421.8164" calcext:value-type="float">
            <text:p>421.82</text:p>
          </table:table-cell>
          <table:table-cell table:style-name="ce8" office:value-type="float" office:value="418.28605" calcext:value-type="float">
            <text:p>418.29</text:p>
          </table:table-cell>
          <table:table-cell table:number-columns-repeated="2" table:style-name="ce8" office:value-type="float" office:value="399.092" calcext:value-type="float">
            <text:p>399.09</text:p>
          </table:table-cell>
          <table:table-cell table:style-name="ce6" office:value-type="float" office:value="414.496" calcext:value-type="float">
            <text:p>414.5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4</text:p>
          </table:table-cell>
          <table:table-cell office:value-type="float" office:value="30" calcext:value-type="float">
            <text:p>30.00</text:p>
          </table:table-cell>
          <table:table-cell office:value-type="float" office:value="27.4" calcext:value-type="float">
            <text:p>27.40</text:p>
          </table:table-cell>
          <table:table-cell office:value-type="float" office:value="30.65" calcext:value-type="float">
            <text:p>30.65</text:p>
          </table:table-cell>
          <table:table-cell office:value-type="float" office:value="20.7589" calcext:value-type="float">
            <text:p>20.76</text:p>
          </table:table-cell>
          <table:table-cell office:value-type="float" office:value="22.2945" calcext:value-type="float">
            <text:p>22.29</text:p>
          </table:table-cell>
          <table:table-cell office:value-type="float" office:value="21.1906" calcext:value-type="float">
            <text:p>21.19</text:p>
          </table:table-cell>
          <table:table-cell office:value-type="float" office:value="439.23045" calcext:value-type="float">
            <text:p>439.23</text:p>
          </table:table-cell>
          <table:table-cell office:value-type="float" office:value="447.60145" calcext:value-type="float">
            <text:p>447.60</text:p>
          </table:table-cell>
          <table:table-cell table:style-name="ce8" office:value-type="float" office:value="435.78545" calcext:value-type="float">
            <text:p>435.79</text:p>
          </table:table-cell>
          <table:table-cell table:number-columns-repeated="3" table:style-name="ce8" office:value-type="float" office:value="411.296" calcext:value-type="float">
            <text:p>411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5</text:p>
          </table:table-cell>
          <table:table-cell office:value-type="float" office:value="26.7" calcext:value-type="float">
            <text:p>26.70</text:p>
          </table:table-cell>
          <table:table-cell office:value-type="float" office:value="30" calcext:value-type="float">
            <text:p>30.00</text:p>
          </table:table-cell>
          <table:table-cell office:value-type="float" office:value="28.25" calcext:value-type="float">
            <text:p>28.25</text:p>
          </table:table-cell>
          <table:table-cell office:value-type="float" office:value="76.0755" calcext:value-type="float">
            <text:p>76.08</text:p>
          </table:table-cell>
          <table:table-cell office:value-type="float" office:value="97.70875" calcext:value-type="float">
            <text:p>97.71</text:p>
          </table:table-cell>
          <table:table-cell office:value-type="float" office:value="58.99105" calcext:value-type="float">
            <text:p>58.99</text:p>
          </table:table-cell>
          <table:table-cell office:value-type="float" office:value="390.17245" calcext:value-type="float">
            <text:p>390.17</text:p>
          </table:table-cell>
          <table:table-cell table:style-name="ce8" office:value-type="float" office:value="382.8543" calcext:value-type="float">
            <text:p>382.85</text:p>
          </table:table-cell>
          <table:table-cell office:value-type="float" office:value="389.61645" calcext:value-type="float">
            <text:p>389.62</text:p>
          </table:table-cell>
          <table:table-cell table:number-columns-repeated="3" table:style-name="ce8" office:value-type="float" office:value="366.339" calcext:value-type="float">
            <text:p>366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6</text:p>
          </table:table-cell>
          <table:table-cell office:value-type="float" office:value="36.2" calcext:value-type="float">
            <text:p>36.20</text:p>
          </table:table-cell>
          <table:table-cell office:value-type="float" office:value="38.2" calcext:value-type="float">
            <text:p>38.20</text:p>
          </table:table-cell>
          <table:table-cell office:value-type="float" office:value="35.15" calcext:value-type="float">
            <text:p>35.15</text:p>
          </table:table-cell>
          <table:table-cell office:value-type="float" office:value="261.42695" calcext:value-type="float">
            <text:p>261.43</text:p>
          </table:table-cell>
          <table:table-cell office:value-type="float" office:value="296.2451" calcext:value-type="float">
            <text:p>296.25</text:p>
          </table:table-cell>
          <table:table-cell office:value-type="float" office:value="202.1089" calcext:value-type="float">
            <text:p>202.11</text:p>
          </table:table-cell>
          <table:table-cell office:value-type="float" office:value="516.9942" calcext:value-type="float">
            <text:p>516.99</text:p>
          </table:table-cell>
          <table:table-cell office:value-type="float" office:value="510.8921" calcext:value-type="float">
            <text:p>510.89</text:p>
          </table:table-cell>
          <table:table-cell table:style-name="ce8" office:value-type="float" office:value="505.9691" calcext:value-type="float">
            <text:p>505.97</text:p>
          </table:table-cell>
          <table:table-cell table:number-columns-repeated="3" table:style-name="ce8" office:value-type="float" office:value="441.698" calcext:value-type="float">
            <text:p>441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7</text:p>
          </table:table-cell>
          <table:table-cell office:value-type="float" office:value="31.4" calcext:value-type="float">
            <text:p>31.40</text:p>
          </table:table-cell>
          <table:table-cell office:value-type="float" office:value="31.25" calcext:value-type="float">
            <text:p>31.25</text:p>
          </table:table-cell>
          <table:table-cell office:value-type="float" office:value="31.2" calcext:value-type="float">
            <text:p>31.20</text:p>
          </table:table-cell>
          <table:table-cell office:value-type="float" office:value="42.71665" calcext:value-type="float">
            <text:p>42.72</text:p>
          </table:table-cell>
          <table:table-cell office:value-type="float" office:value="40.3546" calcext:value-type="float">
            <text:p>40.35</text:p>
          </table:table-cell>
          <table:table-cell office:value-type="float" office:value="29.78015" calcext:value-type="float">
            <text:p>29.78</text:p>
          </table:table-cell>
          <table:table-cell table:style-name="ce8" office:value-type="float" office:value="334.32815" calcext:value-type="float">
            <text:p>334.33</text:p>
          </table:table-cell>
          <table:table-cell office:value-type="float" office:value="346.84985" calcext:value-type="float">
            <text:p>346.85</text:p>
          </table:table-cell>
          <table:table-cell office:value-type="float" office:value="335.72955" calcext:value-type="float">
            <text:p>335.73</text:p>
          </table:table-cell>
          <table:table-cell table:number-columns-repeated="3" table:style-name="ce8" office:value-type="float" office:value="328.671" calcext:value-type="float">
            <text:p>328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8</text:p>
          </table:table-cell>
          <table:table-cell office:value-type="float" office:value="35.75" calcext:value-type="float">
            <text:p>35.75</text:p>
          </table:table-cell>
          <table:table-cell office:value-type="float" office:value="32.4" calcext:value-type="float">
            <text:p>32.40</text:p>
          </table:table-cell>
          <table:table-cell office:value-type="float" office:value="33.75" calcext:value-type="float">
            <text:p>33.75</text:p>
          </table:table-cell>
          <table:table-cell office:value-type="float" office:value="36.4626" calcext:value-type="float">
            <text:p>36.46</text:p>
          </table:table-cell>
          <table:table-cell office:value-type="float" office:value="35.04855" calcext:value-type="float">
            <text:p>35.05</text:p>
          </table:table-cell>
          <table:table-cell office:value-type="float" office:value="25.2064" calcext:value-type="float">
            <text:p>25.21</text:p>
          </table:table-cell>
          <table:table-cell office:value-type="float" office:value="373.9451" calcext:value-type="float">
            <text:p>373.95</text:p>
          </table:table-cell>
          <table:table-cell table:style-name="ce8" office:value-type="float" office:value="373.8246" calcext:value-type="float">
            <text:p>373.82</text:p>
          </table:table-cell>
          <table:table-cell office:value-type="float" office:value="374.55595" calcext:value-type="float">
            <text:p>374.56</text:p>
          </table:table-cell>
          <table:table-cell table:number-columns-repeated="3" table:style-name="ce8" office:value-type="float" office:value="357.684" calcext:value-type="float">
            <text:p>357.6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9</text:p>
          </table:table-cell>
          <table:table-cell office:value-type="float" office:value="33.2" calcext:value-type="float">
            <text:p>33.20</text:p>
          </table:table-cell>
          <table:table-cell office:value-type="float" office:value="33.45" calcext:value-type="float">
            <text:p>33.45</text:p>
          </table:table-cell>
          <table:table-cell office:value-type="float" office:value="35.35" calcext:value-type="float">
            <text:p>35.35</text:p>
          </table:table-cell>
          <table:table-cell office:value-type="float" office:value="220.289" calcext:value-type="float">
            <text:p>220.29</text:p>
          </table:table-cell>
          <table:table-cell office:value-type="float" office:value="261.96585" calcext:value-type="float">
            <text:p>261.97</text:p>
          </table:table-cell>
          <table:table-cell office:value-type="float" office:value="173.07555" calcext:value-type="float">
            <text:p>173.08</text:p>
          </table:table-cell>
          <table:table-cell office:value-type="float" office:value="410.5909" calcext:value-type="float">
            <text:p>410.59</text:p>
          </table:table-cell>
          <table:table-cell office:value-type="float" office:value="414.6749" calcext:value-type="float">
            <text:p>414.67</text:p>
          </table:table-cell>
          <table:table-cell table:style-name="ce8" office:value-type="float" office:value="407.42705" calcext:value-type="float">
            <text:p>407.43</text:p>
          </table:table-cell>
          <table:table-cell table:style-name="ce8" office:value-type="float" office:value="402.671" calcext:value-type="float">
            <text:p>402.67</text:p>
          </table:table-cell>
          <table:table-cell table:style-name="ce6" office:value-type="float" office:value="403.294" calcext:value-type="float">
            <text:p>403.29</text:p>
          </table:table-cell>
          <table:table-cell table:style-name="ce8" office:value-type="float" office:value="402.671" calcext:value-type="float">
            <text:p>402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10</text:p>
          </table:table-cell>
          <table:table-cell office:value-type="float" office:value="33.85" calcext:value-type="float">
            <text:p>33.85</text:p>
          </table:table-cell>
          <table:table-cell office:value-type="float" office:value="30.8" calcext:value-type="float">
            <text:p>30.80</text:p>
          </table:table-cell>
          <table:table-cell office:value-type="float" office:value="31.8" calcext:value-type="float">
            <text:p>31.80</text:p>
          </table:table-cell>
          <table:table-cell office:value-type="float" office:value="218.70455" calcext:value-type="float">
            <text:p>218.70</text:p>
          </table:table-cell>
          <table:table-cell office:value-type="float" office:value="287.3528" calcext:value-type="float">
            <text:p>287.35</text:p>
          </table:table-cell>
          <table:table-cell office:value-type="float" office:value="146.9172" calcext:value-type="float">
            <text:p>146.92</text:p>
          </table:table-cell>
          <table:table-cell table:style-name="ce8" office:value-type="float" office:value="479.4839" calcext:value-type="float">
            <text:p>479.48</text:p>
          </table:table-cell>
          <table:table-cell office:value-type="float" office:value="483.22975" calcext:value-type="float">
            <text:p>483.23</text:p>
          </table:table-cell>
          <table:table-cell office:value-type="float" office:value="479.6091" calcext:value-type="float">
            <text:p>479.61</text:p>
          </table:table-cell>
          <table:table-cell table:number-columns-repeated="3" table:style-name="ce8" office:value-type="float" office:value="462.749" calcext:value-type="float">
            <text:p>462.7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31.395" calcext:value-type="float">
            <text:p>31.40</text:p>
          </table:table-cell>
          <table:table-cell table:style-name="ce7" office:value-type="float" office:value="30.49" calcext:value-type="float">
            <text:p>30.49</text:p>
          </table:table-cell>
          <table:table-cell table:style-name="ce7" office:value-type="float" office:value="31.42" calcext:value-type="float">
            <text:p>31.42</text:p>
          </table:table-cell>
          <table:table-cell table:style-name="ce7" office:value-type="float" office:value="114.32405" calcext:value-type="float">
            <text:p>114.32</text:p>
          </table:table-cell>
          <table:table-cell table:style-name="ce7" office:value-type="float" office:value="132.675025" calcext:value-type="float">
            <text:p>132.68</text:p>
          </table:table-cell>
          <table:table-cell table:style-name="ce7" office:value-type="float" office:value="87.74436" calcext:value-type="float">
            <text:p>87.74</text:p>
          </table:table-cell>
          <table:table-cell table:style-name="ce7" office:value-type="float" office:value="428.20685" calcext:value-type="float">
            <text:p>428.21</text:p>
          </table:table-cell>
          <table:table-cell table:style-name="ce7" office:value-type="float" office:value="429.876665" calcext:value-type="float">
            <text:p>429.88</text:p>
          </table:table-cell>
          <table:table-cell table:style-name="ce9" office:value-type="float" office:value="425.84608" calcext:value-type="float">
            <text:p>425.85</text:p>
          </table:table-cell>
          <table:table-cell table:style-name="ce9" office:value-type="float" office:value="407.4346" calcext:value-type="float">
            <text:p>407.43</text:p>
          </table:table-cell>
          <table:table-cell table:style-name="ce7" office:value-type="float" office:value="407.4969" calcext:value-type="float">
            <text:p>407.50</text:p>
          </table:table-cell>
          <table:table-cell table:style-name="ce7" office:value-type="float" office:value="408.975" calcext:value-type="float">
            <text:p>408.98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float" office:value="132.15" calcext:value-type="float">
            <text:p>132.15</text:p>
          </table:table-cell>
          <table:table-cell office:value-type="float" office:value="115.3" calcext:value-type="float">
            <text:p>115.30</text:p>
          </table:table-cell>
          <table:table-cell office:value-type="float" office:value="127.3" calcext:value-type="float">
            <text:p>127.30</text:p>
          </table:table-cell>
          <table:table-cell office:value-type="float" office:value="1256.4878" calcext:value-type="float">
            <text:p>1256.49</text:p>
          </table:table-cell>
          <table:table-cell office:value-type="float" office:value="1457.2263" calcext:value-type="float">
            <text:p>1457.23</text:p>
          </table:table-cell>
          <table:table-cell office:value-type="float" office:value="827.2499" calcext:value-type="float">
            <text:p>827.25</text:p>
          </table:table-cell>
          <table:table-cell office:value-type="float" office:value="1001.48145" calcext:value-type="float">
            <text:p>1001.48</text:p>
          </table:table-cell>
          <table:table-cell table:style-name="ce8" office:value-type="float" office:value="992.91565" calcext:value-type="float">
            <text:p>992.92</text:p>
          </table:table-cell>
          <table:table-cell office:value-type="float" office:value="995.04635" calcext:value-type="float">
            <text:p>995.05</text:p>
          </table:table-cell>
          <table:table-cell table:style-name="ce6" office:value-type="float" office:value="957.045" calcext:value-type="float">
            <text:p>957.05</text:p>
          </table:table-cell>
          <table:table-cell table:style-name="ce8" office:value-type="float" office:value="943.621" calcext:value-type="float">
            <text:p>943.62</text:p>
          </table:table-cell>
          <table:table-cell table:style-name="ce6" office:value-type="float" office:value="947.722" calcext:value-type="float">
            <text:p>947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35" calcext:value-type="float">
            <text:p>102.35</text:p>
          </table:table-cell>
          <table:table-cell office:value-type="float" office:value="131.5" calcext:value-type="float">
            <text:p>131.50</text:p>
          </table:table-cell>
          <table:table-cell office:value-type="float" office:value="392.436" calcext:value-type="float">
            <text:p>392.44</text:p>
          </table:table-cell>
          <table:table-cell office:value-type="float" office:value="518.9156" calcext:value-type="float">
            <text:p>518.92</text:p>
          </table:table-cell>
          <table:table-cell office:value-type="float" office:value="304.5238" calcext:value-type="float">
            <text:p>304.52</text:p>
          </table:table-cell>
          <table:table-cell office:value-type="float" office:value="610.953" calcext:value-type="float">
            <text:p>610.95</text:p>
          </table:table-cell>
          <table:table-cell office:value-type="float" office:value="618.9859" calcext:value-type="float">
            <text:p>618.99</text:p>
          </table:table-cell>
          <table:table-cell table:style-name="ce8" office:value-type="float" office:value="608.29305" calcext:value-type="float">
            <text:p>608.29</text:p>
          </table:table-cell>
          <table:table-cell table:style-name="ce6" office:value-type="float" office:value="582.991" calcext:value-type="float">
            <text:p>582.99</text:p>
          </table:table-cell>
          <table:table-cell table:style-name="ce8" office:value-type="float" office:value="582.582" calcext:value-type="float">
            <text:p>582.58</text:p>
          </table:table-cell>
          <table:table-cell table:style-name="ce6" office:value-type="float" office:value="584.889" calcext:value-type="float">
            <text:p>584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1.85" calcext:value-type="float">
            <text:p>131.85</text:p>
          </table:table-cell>
          <table:table-cell office:value-type="float" office:value="142.2" calcext:value-type="float">
            <text:p>142.20</text:p>
          </table:table-cell>
          <table:table-cell office:value-type="float" office:value="538.63945" calcext:value-type="float">
            <text:p>538.64</text:p>
          </table:table-cell>
          <table:table-cell office:value-type="float" office:value="593.11255" calcext:value-type="float">
            <text:p>593.11</text:p>
          </table:table-cell>
          <table:table-cell office:value-type="float" office:value="415.7032" calcext:value-type="float">
            <text:p>415.70</text:p>
          </table:table-cell>
          <table:table-cell office:value-type="float" office:value="644.419" calcext:value-type="float">
            <text:p>644.42</text:p>
          </table:table-cell>
          <table:table-cell table:style-name="ce8" office:value-type="float" office:value="610.8054" calcext:value-type="float">
            <text:p>610.81</text:p>
          </table:table-cell>
          <table:table-cell office:value-type="float" office:value="660.8477" calcext:value-type="float">
            <text:p>660.85</text:p>
          </table:table-cell>
          <table:table-cell table:style-name="ce6" office:value-type="float" office:value="558.754" calcext:value-type="float">
            <text:p>558.75</text:p>
          </table:table-cell>
          <table:table-cell table:style-name="ce6" office:value-type="float" office:value="557.628" calcext:value-type="float">
            <text:p>557.63</text:p>
          </table:table-cell>
          <table:table-cell table:style-name="ce8" office:value-type="float" office:value="554.263" calcext:value-type="float">
            <text:p>554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float" office:value="126.3" calcext:value-type="float">
            <text:p>126.30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5.65" calcext:value-type="float">
            <text:p>115.65</text:p>
          </table:table-cell>
          <table:table-cell office:value-type="float" office:value="214.5397" calcext:value-type="float">
            <text:p>214.54</text:p>
          </table:table-cell>
          <table:table-cell office:value-type="float" office:value="222.68845" calcext:value-type="float">
            <text:p>222.69</text:p>
          </table:table-cell>
          <table:table-cell office:value-type="float" office:value="155.95555" calcext:value-type="float">
            <text:p>155.96</text:p>
          </table:table-cell>
          <table:table-cell table:style-name="ce8" office:value-type="float" office:value="527.13435" calcext:value-type="float">
            <text:p>527.13</text:p>
          </table:table-cell>
          <table:table-cell office:value-type="float" office:value="542.37595" calcext:value-type="float">
            <text:p>542.38</text:p>
          </table:table-cell>
          <table:table-cell office:value-type="float" office:value="529.13675" calcext:value-type="float">
            <text:p>529.14</text:p>
          </table:table-cell>
          <table:table-cell table:style-name="ce6" office:value-type="float" office:value="507.38" calcext:value-type="float">
            <text:p>507.38</text:p>
          </table:table-cell>
          <table:table-cell table:style-name="ce6" office:value-type="float" office:value="509.771" calcext:value-type="float">
            <text:p>509.77</text:p>
          </table:table-cell>
          <table:table-cell table:style-name="ce8" office:value-type="float" office:value="506.727" calcext:value-type="float">
            <text:p>506.7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float" office:value="97" calcext:value-type="float">
            <text:p>97.00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5.2" calcext:value-type="float">
            <text:p>105.20</text:p>
          </table:table-cell>
          <table:table-cell office:value-type="float" office:value="376.0581" calcext:value-type="float">
            <text:p>376.06</text:p>
          </table:table-cell>
          <table:table-cell office:value-type="float" office:value="519.12265" calcext:value-type="float">
            <text:p>519.12</text:p>
          </table:table-cell>
          <table:table-cell office:value-type="float" office:value="216.93155" calcext:value-type="float">
            <text:p>216.93</text:p>
          </table:table-cell>
          <table:table-cell office:value-type="float" office:value="687.6358" calcext:value-type="float">
            <text:p>687.64</text:p>
          </table:table-cell>
          <table:table-cell office:value-type="float" office:value="697.80435" calcext:value-type="float">
            <text:p>697.80</text:p>
          </table:table-cell>
          <table:table-cell table:style-name="ce8" office:value-type="float" office:value="687.1589" calcext:value-type="float">
            <text:p>687.16</text:p>
          </table:table-cell>
          <table:table-cell table:style-name="ce6" office:value-type="float" office:value="667.528" calcext:value-type="float">
            <text:p>667.53</text:p>
          </table:table-cell>
          <table:table-cell table:style-name="ce6" office:value-type="float" office:value="667.695" calcext:value-type="float">
            <text:p>667.70</text:p>
          </table:table-cell>
          <table:table-cell table:style-name="ce8" office:value-type="float" office:value="665.832" calcext:value-type="float">
            <text:p>665.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float" office:value="136.35" calcext:value-type="float">
            <text:p>136.35</text:p>
          </table:table-cell>
          <table:table-cell office:value-type="float" office:value="127.1" calcext:value-type="float">
            <text:p>127.10</text:p>
          </table:table-cell>
          <table:table-cell office:value-type="float" office:value="149.1" calcext:value-type="float">
            <text:p>149.10</text:p>
          </table:table-cell>
          <table:table-cell office:value-type="float" office:value="1174.60865" calcext:value-type="float">
            <text:p>1174.61</text:p>
          </table:table-cell>
          <table:table-cell office:value-type="float" office:value="1488.8936" calcext:value-type="float">
            <text:p>1488.89</text:p>
          </table:table-cell>
          <table:table-cell office:value-type="float" office:value="835.43635" calcext:value-type="float">
            <text:p>835.44</text:p>
          </table:table-cell>
          <table:table-cell table:style-name="ce8" office:value-type="float" office:value="900.7354" calcext:value-type="float">
            <text:p>900.74</text:p>
          </table:table-cell>
          <table:table-cell office:value-type="float" office:value="906.9856" calcext:value-type="float">
            <text:p>906.99</text:p>
          </table:table-cell>
          <table:table-cell office:value-type="float" office:value="902.539" calcext:value-type="float">
            <text:p>902.54</text:p>
          </table:table-cell>
          <table:table-cell table:style-name="ce6" office:value-type="float" office:value="822.853" calcext:value-type="float">
            <text:p>822.85</text:p>
          </table:table-cell>
          <table:table-cell table:style-name="ce6" office:value-type="float" office:value="829.296" calcext:value-type="float">
            <text:p>829.30</text:p>
          </table:table-cell>
          <table:table-cell table:style-name="ce8" office:value-type="float" office:value="815.121" calcext:value-type="float">
            <text:p>815.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float" office:value="131.15" calcext:value-type="float">
            <text:p>131.15</text:p>
          </table:table-cell>
          <table:table-cell office:value-type="float" office:value="127.8" calcext:value-type="float">
            <text:p>127.80</text:p>
          </table:table-cell>
          <table:table-cell office:value-type="float" office:value="120.35" calcext:value-type="float">
            <text:p>120.35</text:p>
          </table:table-cell>
          <table:table-cell office:value-type="float" office:value="417.44785" calcext:value-type="float">
            <text:p>417.45</text:p>
          </table:table-cell>
          <table:table-cell office:value-type="float" office:value="481.32675" calcext:value-type="float">
            <text:p>481.33</text:p>
          </table:table-cell>
          <table:table-cell office:value-type="float" office:value="300.1839" calcext:value-type="float">
            <text:p>300.18</text:p>
          </table:table-cell>
          <table:table-cell table:style-name="ce8" office:value-type="float" office:value="540.3084" calcext:value-type="float">
            <text:p>540.31</text:p>
          </table:table-cell>
          <table:table-cell office:value-type="float" office:value="549.9868" calcext:value-type="float">
            <text:p>549.99</text:p>
          </table:table-cell>
          <table:table-cell office:value-type="float" office:value="540.38655" calcext:value-type="float">
            <text:p>540.39</text:p>
          </table:table-cell>
          <table:table-cell table:style-name="ce6" office:value-type="float" office:value="521.889" calcext:value-type="float">
            <text:p>521.89</text:p>
          </table:table-cell>
          <table:table-cell table:style-name="ce6" office:value-type="float" office:value="519.682" calcext:value-type="float">
            <text:p>519.68</text:p>
          </table:table-cell>
          <table:table-cell table:style-name="ce8" office:value-type="float" office:value="516.27" calcext:value-type="float">
            <text:p>516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float" office:value="106" calcext:value-type="float">
            <text:p>106.00</text:p>
          </table:table-cell>
          <table:table-cell office:value-type="float" office:value="109.5" calcext:value-type="float">
            <text:p>109.50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7.0392" calcext:value-type="float">
            <text:p>137.04</text:p>
          </table:table-cell>
          <table:table-cell office:value-type="float" office:value="223.0357" calcext:value-type="float">
            <text:p>223.04</text:p>
          </table:table-cell>
          <table:table-cell office:value-type="float" office:value="147.61165" calcext:value-type="float">
            <text:p>147.61</text:p>
          </table:table-cell>
          <table:table-cell office:value-type="float" office:value="489.45105" calcext:value-type="float">
            <text:p>489.45</text:p>
          </table:table-cell>
          <table:table-cell office:value-type="float" office:value="494.6678" calcext:value-type="float">
            <text:p>494.67</text:p>
          </table:table-cell>
          <table:table-cell table:style-name="ce8" office:value-type="float" office:value="484.1987" calcext:value-type="float">
            <text:p>484.20</text:p>
          </table:table-cell>
          <table:table-cell table:style-name="ce6" office:value-type="float" office:value="476.658" calcext:value-type="float">
            <text:p>476.66</text:p>
          </table:table-cell>
          <table:table-cell table:number-columns-repeated="2" table:style-name="ce8" office:value-type="float" office:value="470.803" calcext:value-type="float">
            <text:p>470.8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</text:p>
          </table:table-cell>
          <table:table-cell office:value-type="float" office:value="126.85" calcext:value-type="float">
            <text:p>126.85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1.818" calcext:value-type="float">
            <text:p>411.82</text:p>
          </table:table-cell>
          <table:table-cell office:value-type="float" office:value="609.9428" calcext:value-type="float">
            <text:p>609.94</text:p>
          </table:table-cell>
          <table:table-cell office:value-type="float" office:value="386.48775" calcext:value-type="float">
            <text:p>386.49</text:p>
          </table:table-cell>
          <table:table-cell office:value-type="float" office:value="572.35775" calcext:value-type="float">
            <text:p>572.36</text:p>
          </table:table-cell>
          <table:table-cell table:style-name="ce8" office:value-type="float" office:value="569.4145" calcext:value-type="float">
            <text:p>569.41</text:p>
          </table:table-cell>
          <table:table-cell office:value-type="float" office:value="570.5789" calcext:value-type="float">
            <text:p>570.58</text:p>
          </table:table-cell>
          <table:table-cell table:style-name="ce8" office:value-type="float" office:value="535.872" calcext:value-type="float">
            <text:p>535.87</text:p>
          </table:table-cell>
          <table:table-cell table:style-name="ce6" office:value-type="float" office:value="551.503" calcext:value-type="float">
            <text:p>551.50</text:p>
          </table:table-cell>
          <table:table-cell table:style-name="ce6" office:value-type="float" office:value="536.609" calcext:value-type="float">
            <text:p>536.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float" office:value="126.4" calcext:value-type="float">
            <text:p>126.40</text:p>
          </table:table-cell>
          <table:table-cell office:value-type="float" office:value="121.05" calcext:value-type="float">
            <text:p>121.05</text:p>
          </table:table-cell>
          <table:table-cell office:value-type="float" office:value="108.7" calcext:value-type="float">
            <text:p>108.70</text:p>
          </table:table-cell>
          <table:table-cell office:value-type="float" office:value="405.08055" calcext:value-type="float">
            <text:p>405.08</text:p>
          </table:table-cell>
          <table:table-cell office:value-type="float" office:value="482.1919" calcext:value-type="float">
            <text:p>482.19</text:p>
          </table:table-cell>
          <table:table-cell office:value-type="float" office:value="224.43095" calcext:value-type="float">
            <text:p>224.43</text:p>
          </table:table-cell>
          <table:table-cell table:style-name="ce8" office:value-type="float" office:value="617.34955" calcext:value-type="float">
            <text:p>617.35</text:p>
          </table:table-cell>
          <table:table-cell office:value-type="float" office:value="623.14045" calcext:value-type="float">
            <text:p>623.14</text:p>
          </table:table-cell>
          <table:table-cell office:value-type="float" office:value="621.955" calcext:value-type="float">
            <text:p>621.96</text:p>
          </table:table-cell>
          <table:table-cell table:style-name="ce8" office:value-type="float" office:value="590.26" calcext:value-type="float">
            <text:p>590.26</text:p>
          </table:table-cell>
          <table:table-cell table:style-name="ce6" office:value-type="float" office:value="593.176" calcext:value-type="float">
            <text:p>593.18</text:p>
          </table:table-cell>
          <table:table-cell table:style-name="ce8" office:value-type="float" office:value="590.26" calcext:value-type="float">
            <text:p>590.2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float" office:value="121.75" calcext:value-type="float">
            <text:p>121.75</text:p>
          </table:table-cell>
          <table:table-cell table:style-name="ce7" office:value-type="float" office:value="119.13" calcext:value-type="float">
            <text:p>119.13</text:p>
          </table:table-cell>
          <table:table-cell table:style-name="ce7" office:value-type="float" office:value="127.82" calcext:value-type="float">
            <text:p>127.82</text:p>
          </table:table-cell>
          <table:table-cell table:style-name="ce7" office:value-type="float" office:value="532.41553" calcext:value-type="float">
            <text:p>532.42</text:p>
          </table:table-cell>
          <table:table-cell table:style-name="ce7" office:value-type="float" office:value="659.64563" calcext:value-type="float">
            <text:p>659.65</text:p>
          </table:table-cell>
          <table:table-cell table:style-name="ce7" office:value-type="float" office:value="381.45146" calcext:value-type="float">
            <text:p>381.45</text:p>
          </table:table-cell>
          <table:table-cell table:style-name="ce9" office:value-type="float" office:value="659.182575" calcext:value-type="float">
            <text:p>659.18</text:p>
          </table:table-cell>
          <table:table-cell table:style-name="ce7" office:value-type="float" office:value="660.70824" calcext:value-type="float">
            <text:p>660.71</text:p>
          </table:table-cell>
          <table:table-cell table:style-name="ce7" office:value-type="float" office:value="660.01409" calcext:value-type="float">
            <text:p>660.01</text:p>
          </table:table-cell>
          <table:table-cell table:style-name="ce7" office:value-type="float" office:value="622.123" calcext:value-type="float">
            <text:p>622.12</text:p>
          </table:table-cell>
          <table:table-cell table:style-name="ce7" office:value-type="float" office:value="622.5757" calcext:value-type="float">
            <text:p>622.58</text:p>
          </table:table-cell>
          <table:table-cell table:style-name="ce9" office:value-type="float" office:value="618.8496" calcext:value-type="float">
            <text:p>618.85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291.3" calcext:value-type="float">
            <text:p>291.30</text:p>
          </table:table-cell>
          <table:table-cell office:value-type="float" office:value="279.45" calcext:value-type="float">
            <text:p>279.45</text:p>
          </table:table-cell>
          <table:table-cell office:value-type="float" office:value="288.5" calcext:value-type="float">
            <text:p>288.50</text:p>
          </table:table-cell>
          <table:table-cell office:value-type="float" office:value="2670.26325" calcext:value-type="float">
            <text:p>2670.26</text:p>
          </table:table-cell>
          <table:table-cell office:value-type="float" office:value="3372.12" calcext:value-type="float">
            <text:p>3372.12</text:p>
          </table:table-cell>
          <table:table-cell office:value-type="float" office:value="1932.5165" calcext:value-type="float">
            <text:p>1932.52</text:p>
          </table:table-cell>
          <table:table-cell office:value-type="float" office:value="1202.979" calcext:value-type="float">
            <text:p>1202.98</text:p>
          </table:table-cell>
          <table:table-cell table:style-name="ce8" office:value-type="float" office:value="1183.1915" calcext:value-type="float">
            <text:p>1183.19</text:p>
          </table:table-cell>
          <table:table-cell office:value-type="float" office:value="1208.307" calcext:value-type="float">
            <text:p>1208.31</text:p>
          </table:table-cell>
          <table:table-cell table:style-name="ce6" office:value-type="float" office:value="1149.7" calcext:value-type="float">
            <text:p>1149.70</text:p>
          </table:table-cell>
          <table:table-cell table:style-name="ce6" office:value-type="float" office:value="1133.45" calcext:value-type="float">
            <text:p>1133.45</text:p>
          </table:table-cell>
          <table:table-cell table:style-name="ce8" office:value-type="float" office:value="1131.43" calcext:value-type="float">
            <text:p>1131.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float" office:value="252.55" calcext:value-type="float">
            <text:p>252.55</text:p>
          </table:table-cell>
          <table:table-cell office:value-type="float" office:value="266" calcext:value-type="float">
            <text:p>266.00</text:p>
          </table:table-cell>
          <table:table-cell office:value-type="float" office:value="281.4" calcext:value-type="float">
            <text:p>281.40</text:p>
          </table:table-cell>
          <table:table-cell office:value-type="float" office:value="1208.17445" calcext:value-type="float">
            <text:p>1208.17</text:p>
          </table:table-cell>
          <table:table-cell office:value-type="float" office:value="1844.2996" calcext:value-type="float">
            <text:p>1844.30</text:p>
          </table:table-cell>
          <table:table-cell office:value-type="float" office:value="806.297" calcext:value-type="float">
            <text:p>806.30</text:p>
          </table:table-cell>
          <table:table-cell table:style-name="ce8" office:value-type="float" office:value="761.2499" calcext:value-type="float">
            <text:p>761.25</text:p>
          </table:table-cell>
          <table:table-cell office:value-type="float" office:value="767.4752" calcext:value-type="float">
            <text:p>767.48</text:p>
          </table:table-cell>
          <table:table-cell office:value-type="float" office:value="781.9329" calcext:value-type="float">
            <text:p>781.93</text:p>
          </table:table-cell>
          <table:table-cell table:style-name="ce6" office:value-type="float" office:value="690.21" calcext:value-type="float">
            <text:p>690.21</text:p>
          </table:table-cell>
          <table:table-cell table:style-name="ce6" office:value-type="float" office:value="691.467" calcext:value-type="float">
            <text:p>691.47</text:p>
          </table:table-cell>
          <table:table-cell table:style-name="ce8" office:value-type="float" office:value="686.952" calcext:value-type="float">
            <text:p>686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float" office:value="270.45" calcext:value-type="float">
            <text:p>270.45</text:p>
          </table:table-cell>
          <table:table-cell office:value-type="float" office:value="259.55" calcext:value-type="float">
            <text:p>259.55</text:p>
          </table:table-cell>
          <table:table-cell office:value-type="float" office:value="281" calcext:value-type="float">
            <text:p>281.00</text:p>
          </table:table-cell>
          <table:table-cell office:value-type="float" office:value="1302.7481" calcext:value-type="float">
            <text:p>1302.75</text:p>
          </table:table-cell>
          <table:table-cell office:value-type="float" office:value="1765.3668" calcext:value-type="float">
            <text:p>1765.37</text:p>
          </table:table-cell>
          <table:table-cell office:value-type="float" office:value="1326.6927" calcext:value-type="float">
            <text:p>1326.69</text:p>
          </table:table-cell>
          <table:table-cell table:style-name="ce8" office:value-type="float" office:value="680.90215" calcext:value-type="float">
            <text:p>680.90</text:p>
          </table:table-cell>
          <table:table-cell office:value-type="float" office:value="691.06915" calcext:value-type="float">
            <text:p>691.07</text:p>
          </table:table-cell>
          <table:table-cell office:value-type="float" office:value="716.29085" calcext:value-type="float">
            <text:p>716.29</text:p>
          </table:table-cell>
          <table:table-cell table:style-name="ce6" office:value-type="float" office:value="643.228" calcext:value-type="float">
            <text:p>643.23</text:p>
          </table:table-cell>
          <table:table-cell table:style-name="ce8" office:value-type="float" office:value="641.763" calcext:value-type="float">
            <text:p>641.76</text:p>
          </table:table-cell>
          <table:table-cell table:style-name="ce6" office:value-type="float" office:value="644.205" calcext:value-type="float">
            <text:p>644.2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224.7" calcext:value-type="float">
            <text:p>224.70</text:p>
          </table:table-cell>
          <table:table-cell office:value-type="float" office:value="225.7" calcext:value-type="float">
            <text:p>225.70</text:p>
          </table:table-cell>
          <table:table-cell office:value-type="float" office:value="246.7" calcext:value-type="float">
            <text:p>246.70</text:p>
          </table:table-cell>
          <table:table-cell office:value-type="float" office:value="1578.75685" calcext:value-type="float">
            <text:p>1578.76</text:p>
          </table:table-cell>
          <table:table-cell office:value-type="float" office:value="2291.152" calcext:value-type="float">
            <text:p>2291.15</text:p>
          </table:table-cell>
          <table:table-cell office:value-type="float" office:value="1051.07625" calcext:value-type="float">
            <text:p>1051.08</text:p>
          </table:table-cell>
          <table:table-cell table:style-name="ce8" office:value-type="float" office:value="828.356" calcext:value-type="float">
            <text:p>828.36</text:p>
          </table:table-cell>
          <table:table-cell office:value-type="float" office:value="836.44415" calcext:value-type="float">
            <text:p>836.44</text:p>
          </table:table-cell>
          <table:table-cell office:value-type="float" office:value="835.5831" calcext:value-type="float">
            <text:p>835.58</text:p>
          </table:table-cell>
          <table:table-cell table:style-name="ce6" office:value-type="float" office:value="798.993" calcext:value-type="float">
            <text:p>798.99</text:p>
          </table:table-cell>
          <table:table-cell table:style-name="ce8" office:value-type="float" office:value="784.639" calcext:value-type="float">
            <text:p>784.64</text:p>
          </table:table-cell>
          <table:table-cell table:style-name="ce6" office:value-type="float" office:value="793.337" calcext:value-type="float">
            <text:p>793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float" office:value="273.5" calcext:value-type="float">
            <text:p>273.50</text:p>
          </table:table-cell>
          <table:table-cell office:value-type="float" office:value="289.5" calcext:value-type="float">
            <text:p>289.50</text:p>
          </table:table-cell>
          <table:table-cell office:value-type="float" office:value="282.15" calcext:value-type="float">
            <text:p>282.15</text:p>
          </table:table-cell>
          <table:table-cell office:value-type="float" office:value="1462.6606" calcext:value-type="float">
            <text:p>1462.66</text:p>
          </table:table-cell>
          <table:table-cell office:value-type="float" office:value="2217.0417" calcext:value-type="float">
            <text:p>2217.04</text:p>
          </table:table-cell>
          <table:table-cell office:value-type="float" office:value="999.29555" calcext:value-type="float">
            <text:p>999.30</text:p>
          </table:table-cell>
          <table:table-cell table:style-name="ce8" office:value-type="float" office:value="741.1504" calcext:value-type="float">
            <text:p>741.15</text:p>
          </table:table-cell>
          <table:table-cell office:value-type="float" office:value="744.6323" calcext:value-type="float">
            <text:p>744.63</text:p>
          </table:table-cell>
          <table:table-cell office:value-type="float" office:value="759.4743" calcext:value-type="float">
            <text:p>759.47</text:p>
          </table:table-cell>
          <table:table-cell table:style-name="ce6" office:value-type="float" office:value="688.528" calcext:value-type="float">
            <text:p>688.53</text:p>
          </table:table-cell>
          <table:table-cell table:style-name="ce8" office:value-type="float" office:value="659.21" calcext:value-type="float">
            <text:p>659.21</text:p>
          </table:table-cell>
          <table:table-cell table:style-name="ce6" office:value-type="float" office:value="672.762" calcext:value-type="float">
            <text:p>672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float" office:value="318.85" calcext:value-type="float">
            <text:p>318.85</text:p>
          </table:table-cell>
          <table:table-cell office:value-type="float" office:value="287.25" calcext:value-type="float">
            <text:p>287.25</text:p>
          </table:table-cell>
          <table:table-cell office:value-type="float" office:value="277.6" calcext:value-type="float">
            <text:p>277.60</text:p>
          </table:table-cell>
          <table:table-cell office:value-type="float" office:value="1201.58065" calcext:value-type="float">
            <text:p>1201.58</text:p>
          </table:table-cell>
          <table:table-cell office:value-type="float" office:value="1352.1975" calcext:value-type="float">
            <text:p>1352.20</text:p>
          </table:table-cell>
          <table:table-cell office:value-type="float" office:value="989.8701" calcext:value-type="float">
            <text:p>989.87</text:p>
          </table:table-cell>
          <table:table-cell table:style-name="ce8" office:value-type="float" office:value="764.50875" calcext:value-type="float">
            <text:p>764.51</text:p>
          </table:table-cell>
          <table:table-cell office:value-type="float" office:value="780.78915" calcext:value-type="float">
            <text:p>780.79</text:p>
          </table:table-cell>
          <table:table-cell office:value-type="float" office:value="788.2156" calcext:value-type="float">
            <text:p>788.22</text:p>
          </table:table-cell>
          <table:table-cell table:style-name="ce8" office:value-type="float" office:value="712.148" calcext:value-type="float">
            <text:p>712.15</text:p>
          </table:table-cell>
          <table:table-cell table:style-name="ce6" office:value-type="float" office:value="727.507" calcext:value-type="float">
            <text:p>727.51</text:p>
          </table:table-cell>
          <table:table-cell table:style-name="ce6" office:value-type="float" office:value="731.95" calcext:value-type="float">
            <text:p>731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float" office:value="272.3" calcext:value-type="float">
            <text:p>272.30</text:p>
          </table:table-cell>
          <table:table-cell office:value-type="float" office:value="245.15" calcext:value-type="float">
            <text:p>245.15</text:p>
          </table:table-cell>
          <table:table-cell office:value-type="float" office:value="261.05" calcext:value-type="float">
            <text:p>261.05</text:p>
          </table:table-cell>
          <table:table-cell office:value-type="float" office:value="1331.292" calcext:value-type="float">
            <text:p>1331.29</text:p>
          </table:table-cell>
          <table:table-cell office:value-type="float" office:value="1830.79335" calcext:value-type="float">
            <text:p>1830.79</text:p>
          </table:table-cell>
          <table:table-cell office:value-type="float" office:value="1227.1444" calcext:value-type="float">
            <text:p>1227.14</text:p>
          </table:table-cell>
          <table:table-cell table:style-name="ce8" office:value-type="float" office:value="619.66065" calcext:value-type="float">
            <text:p>619.66</text:p>
          </table:table-cell>
          <table:table-cell office:value-type="float" office:value="629.5055" calcext:value-type="float">
            <text:p>629.51</text:p>
          </table:table-cell>
          <table:table-cell office:value-type="float" office:value="644.5188" calcext:value-type="float">
            <text:p>644.52</text:p>
          </table:table-cell>
          <table:table-cell table:style-name="ce6" office:value-type="float" office:value="595.221" calcext:value-type="float">
            <text:p>595.22</text:p>
          </table:table-cell>
          <table:table-cell table:style-name="ce6" office:value-type="float" office:value="592.018" calcext:value-type="float">
            <text:p>592.02</text:p>
          </table:table-cell>
          <table:table-cell table:style-name="ce8" office:value-type="float" office:value="590.547" calcext:value-type="float">
            <text:p>590.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float" office:value="280.55" calcext:value-type="float">
            <text:p>280.55</text:p>
          </table:table-cell>
          <table:table-cell office:value-type="float" office:value="270.7" calcext:value-type="float">
            <text:p>270.70</text:p>
          </table:table-cell>
          <table:table-cell office:value-type="float" office:value="294.75" calcext:value-type="float">
            <text:p>294.75</text:p>
          </table:table-cell>
          <table:table-cell office:value-type="float" office:value="1158.7251" calcext:value-type="float">
            <text:p>1158.73</text:p>
          </table:table-cell>
          <table:table-cell office:value-type="float" office:value="1615.59765" calcext:value-type="float">
            <text:p>1615.60</text:p>
          </table:table-cell>
          <table:table-cell office:value-type="float" office:value="1175.67825" calcext:value-type="float">
            <text:p>1175.68</text:p>
          </table:table-cell>
          <table:table-cell office:value-type="float" office:value="712.81265" calcext:value-type="float">
            <text:p>712.81</text:p>
          </table:table-cell>
          <table:table-cell office:value-type="float" office:value="731.57795" calcext:value-type="float">
            <text:p>731.58</text:p>
          </table:table-cell>
          <table:table-cell table:style-name="ce8" office:value-type="float" office:value="711.90865" calcext:value-type="float">
            <text:p>711.91</text:p>
          </table:table-cell>
          <table:table-cell table:style-name="ce6" office:value-type="float" office:value="666.087" calcext:value-type="float">
            <text:p>666.09</text:p>
          </table:table-cell>
          <table:table-cell table:style-name="ce8" office:value-type="float" office:value="659.958" calcext:value-type="float">
            <text:p>659.96</text:p>
          </table:table-cell>
          <table:table-cell table:style-name="ce6" office:value-type="float" office:value="669.546" calcext:value-type="float">
            <text:p>669.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float" office:value="258.4" calcext:value-type="float">
            <text:p>258.40</text:p>
          </table:table-cell>
          <table:table-cell office:value-type="float" office:value="233.4" calcext:value-type="float">
            <text:p>233.40</text:p>
          </table:table-cell>
          <table:table-cell office:value-type="float" office:value="256.15" calcext:value-type="float">
            <text:p>256.15</text:p>
          </table:table-cell>
          <table:table-cell office:value-type="float" office:value="785.44555" calcext:value-type="float">
            <text:p>785.45</text:p>
          </table:table-cell>
          <table:table-cell office:value-type="float" office:value="1066.31695" calcext:value-type="float">
            <text:p>1066.32</text:p>
          </table:table-cell>
          <table:table-cell office:value-type="float" office:value="522.9159" calcext:value-type="float">
            <text:p>522.92</text:p>
          </table:table-cell>
          <table:table-cell table:style-name="ce8" office:value-type="float" office:value="726.7829" calcext:value-type="float">
            <text:p>726.78</text:p>
          </table:table-cell>
          <table:table-cell office:value-type="float" office:value="755.3524" calcext:value-type="float">
            <text:p>755.35</text:p>
          </table:table-cell>
          <table:table-cell office:value-type="float" office:value="745.09245" calcext:value-type="float">
            <text:p>745.09</text:p>
          </table:table-cell>
          <table:table-cell table:style-name="ce8" office:value-type="float" office:value="671.231" calcext:value-type="float">
            <text:p>671.23</text:p>
          </table:table-cell>
          <table:table-cell table:style-name="ce6" office:value-type="float" office:value="713.963" calcext:value-type="float">
            <text:p>713.96</text:p>
          </table:table-cell>
          <table:table-cell table:style-name="ce6" office:value-type="float" office:value="694.265" calcext:value-type="float">
            <text:p>694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float" office:value="223.65" calcext:value-type="float">
            <text:p>223.65</text:p>
          </table:table-cell>
          <table:table-cell office:value-type="float" office:value="227.3" calcext:value-type="float">
            <text:p>227.30</text:p>
          </table:table-cell>
          <table:table-cell office:value-type="float" office:value="240.75" calcext:value-type="float">
            <text:p>240.75</text:p>
          </table:table-cell>
          <table:table-cell office:value-type="float" office:value="2058.8124" calcext:value-type="float">
            <text:p>2058.81</text:p>
          </table:table-cell>
          <table:table-cell office:value-type="float" office:value="2854.6495" calcext:value-type="float">
            <text:p>2854.65</text:p>
          </table:table-cell>
          <table:table-cell office:value-type="float" office:value="1365.07025" calcext:value-type="float">
            <text:p>1365.07</text:p>
          </table:table-cell>
          <table:table-cell office:value-type="float" office:value="1329.015" calcext:value-type="float">
            <text:p>1329.02</text:p>
          </table:table-cell>
          <table:table-cell table:style-name="ce8" office:value-type="float" office:value="1307.119" calcext:value-type="float">
            <text:p>1307.12</text:p>
          </table:table-cell>
          <table:table-cell office:value-type="float" office:value="1353.2135" calcext:value-type="float">
            <text:p>1353.21</text:p>
          </table:table-cell>
          <table:table-cell table:style-name="ce8" office:value-type="float" office:value="1239.79" calcext:value-type="float">
            <text:p>1239.79</text:p>
          </table:table-cell>
          <table:table-cell table:style-name="ce6" office:value-type="float" office:value="1242.98" calcext:value-type="float">
            <text:p>1242.98</text:p>
          </table:table-cell>
          <table:table-cell table:style-name="ce6" office:value-type="float" office:value="1268.66" calcext:value-type="float">
            <text:p>1268.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float" office:value="266.625" calcext:value-type="float">
            <text:p>266.63</text:p>
          </table:table-cell>
          <table:table-cell table:style-name="ce7" office:value-type="float" office:value="258.4" calcext:value-type="float">
            <text:p>258.40</text:p>
          </table:table-cell>
          <table:table-cell table:style-name="ce7" office:value-type="float" office:value="271.005" calcext:value-type="float">
            <text:p>271.01</text:p>
          </table:table-cell>
          <table:table-cell table:style-name="ce7" office:value-type="float" office:value="1475.845895" calcext:value-type="float">
            <text:p>1475.85</text:p>
          </table:table-cell>
          <table:table-cell table:style-name="ce7" office:value-type="float" office:value="2020.953505" calcext:value-type="float">
            <text:p>2020.95</text:p>
          </table:table-cell>
          <table:table-cell table:style-name="ce7" office:value-type="float" office:value="1139.65569" calcext:value-type="float">
            <text:p>1139.66</text:p>
          </table:table-cell>
          <table:table-cell table:style-name="ce9" office:value-type="float" office:value="836.74174" calcext:value-type="float">
            <text:p>836.74</text:p>
          </table:table-cell>
          <table:table-cell table:style-name="ce7" office:value-type="float" office:value="842.71563" calcext:value-type="float">
            <text:p>842.72</text:p>
          </table:table-cell>
          <table:table-cell table:style-name="ce7" office:value-type="float" office:value="854.453715" calcext:value-type="float">
            <text:p>854.45</text:p>
          </table:table-cell>
          <table:table-cell table:style-name="ce7" office:value-type="float" office:value="785.5136" calcext:value-type="float">
            <text:p>785.51</text:p>
          </table:table-cell>
          <table:table-cell table:style-name="ce9" office:value-type="float" office:value="784.6955" calcext:value-type="float">
            <text:p>784.70</text:p>
          </table:table-cell>
          <table:table-cell table:style-name="ce7" office:value-type="float" office:value="788.3654" calcext:value-type="float">
            <text:p>788.37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E1</text:p>
          </table:table-cell>
          <table:table-cell office:value-type="float" office:value="381.2" calcext:value-type="float">
            <text:p>381.20</text:p>
          </table:table-cell>
          <table:table-cell office:value-type="float" office:value="403.45" calcext:value-type="float">
            <text:p>403.45</text:p>
          </table:table-cell>
          <table:table-cell office:value-type="float" office:value="410.85" calcext:value-type="float">
            <text:p>410.85</text:p>
          </table:table-cell>
          <table:table-cell office:value-type="float" office:value="4989.208" calcext:value-type="float">
            <text:p>4989.21</text:p>
          </table:table-cell>
          <table:table-cell office:value-type="float" office:value="7163.0105" calcext:value-type="float">
            <text:p>7163.01</text:p>
          </table:table-cell>
          <table:table-cell office:value-type="float" office:value="4891.3605" calcext:value-type="float">
            <text:p>4891.36</text:p>
          </table:table-cell>
          <table:table-cell table:style-name="ce8" office:value-type="float" office:value="1466.102" calcext:value-type="float">
            <text:p>1466.10</text:p>
          </table:table-cell>
          <table:table-cell office:value-type="float" office:value="1505.068" calcext:value-type="float">
            <text:p>1505.07</text:p>
          </table:table-cell>
          <table:table-cell office:value-type="float" office:value="1582.325" calcext:value-type="float">
            <text:p>1582.33</text:p>
          </table:table-cell>
          <table:table-cell table:style-name="ce8" office:value-type="float" office:value="1337.87" calcext:value-type="float">
            <text:p>1337.87</text:p>
          </table:table-cell>
          <table:table-cell table:style-name="ce6" office:value-type="float" office:value="1371.61" calcext:value-type="float">
            <text:p>1371.61</text:p>
          </table:table-cell>
          <table:table-cell table:style-name="ce6" office:value-type="float" office:value="1393.96" calcext:value-type="float">
            <text:p>1393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2</text:p>
          </table:table-cell>
          <table:table-cell office:value-type="float" office:value="490.75" calcext:value-type="float">
            <text:p>490.75</text:p>
          </table:table-cell>
          <table:table-cell office:value-type="float" office:value="508.95" calcext:value-type="float">
            <text:p>508.95</text:p>
          </table:table-cell>
          <table:table-cell office:value-type="float" office:value="429.9" calcext:value-type="float">
            <text:p>429.90</text:p>
          </table:table-cell>
          <table:table-cell office:value-type="float" office:value="4584.2305" calcext:value-type="float">
            <text:p>4584.23</text:p>
          </table:table-cell>
          <table:table-cell office:value-type="float" office:value="7317.835" calcext:value-type="float">
            <text:p>7317.84</text:p>
          </table:table-cell>
          <table:table-cell office:value-type="float" office:value="4351.0115" calcext:value-type="float">
            <text:p>4351.01</text:p>
          </table:table-cell>
          <table:table-cell table:style-name="ce8" office:value-type="float" office:value="924.90585" calcext:value-type="float">
            <text:p>924.91</text:p>
          </table:table-cell>
          <table:table-cell office:value-type="float" office:value="980.11605" calcext:value-type="float">
            <text:p>980.12</text:p>
          </table:table-cell>
          <table:table-cell office:value-type="float" office:value="1009.3208" calcext:value-type="float">
            <text:p>1009.32</text:p>
          </table:table-cell>
          <table:table-cell table:style-name="ce8" office:value-type="float" office:value="858.381" calcext:value-type="float">
            <text:p>858.38</text:p>
          </table:table-cell>
          <table:table-cell table:style-name="ce6" office:value-type="float" office:value="899.621" calcext:value-type="float">
            <text:p>899.62</text:p>
          </table:table-cell>
          <table:table-cell table:style-name="ce6" office:value-type="float" office:value="926.397" calcext:value-type="float">
            <text:p>926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3</text:p>
          </table:table-cell>
          <table:table-cell office:value-type="float" office:value="436.15" calcext:value-type="float">
            <text:p>436.15</text:p>
          </table:table-cell>
          <table:table-cell office:value-type="float" office:value="444.2" calcext:value-type="float">
            <text:p>444.20</text:p>
          </table:table-cell>
          <table:table-cell office:value-type="float" office:value="474.75" calcext:value-type="float">
            <text:p>474.75</text:p>
          </table:table-cell>
          <table:table-cell office:value-type="float" office:value="3854.879" calcext:value-type="float">
            <text:p>3854.88</text:p>
          </table:table-cell>
          <table:table-cell office:value-type="float" office:value="6268.426" calcext:value-type="float">
            <text:p>6268.43</text:p>
          </table:table-cell>
          <table:table-cell office:value-type="float" office:value="4492.9135" calcext:value-type="float">
            <text:p>4492.91</text:p>
          </table:table-cell>
          <table:table-cell table:style-name="ce8" office:value-type="float" office:value="883.85275" calcext:value-type="float">
            <text:p>883.85</text:p>
          </table:table-cell>
          <table:table-cell office:value-type="float" office:value="941.0517" calcext:value-type="float">
            <text:p>941.05</text:p>
          </table:table-cell>
          <table:table-cell office:value-type="float" office:value="927.70065" calcext:value-type="float">
            <text:p>927.70</text:p>
          </table:table-cell>
          <table:table-cell table:style-name="ce8" office:value-type="float" office:value="795.715" calcext:value-type="float">
            <text:p>795.72</text:p>
          </table:table-cell>
          <table:table-cell table:style-name="ce6" office:value-type="float" office:value="864.165" calcext:value-type="float">
            <text:p>864.17</text:p>
          </table:table-cell>
          <table:table-cell table:style-name="ce6" office:value-type="float" office:value="825.139" calcext:value-type="float">
            <text:p>825.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4</text:p>
          </table:table-cell>
          <table:table-cell office:value-type="float" office:value="493.6" calcext:value-type="float">
            <text:p>493.60</text:p>
          </table:table-cell>
          <table:table-cell office:value-type="float" office:value="511.85" calcext:value-type="float">
            <text:p>511.85</text:p>
          </table:table-cell>
          <table:table-cell office:value-type="float" office:value="422.25" calcext:value-type="float">
            <text:p>422.25</text:p>
          </table:table-cell>
          <table:table-cell office:value-type="float" office:value="4406.3485" calcext:value-type="float">
            <text:p>4406.35</text:p>
          </table:table-cell>
          <table:table-cell office:value-type="float" office:value="7094.993" calcext:value-type="float">
            <text:p>7094.99</text:p>
          </table:table-cell>
          <table:table-cell office:value-type="float" office:value="4180.3475" calcext:value-type="float">
            <text:p>4180.35</text:p>
          </table:table-cell>
          <table:table-cell table:style-name="ce8" office:value-type="float" office:value="791.9844" calcext:value-type="float">
            <text:p>791.98</text:p>
          </table:table-cell>
          <table:table-cell office:value-type="float" office:value="840.7662" calcext:value-type="float">
            <text:p>840.77</text:p>
          </table:table-cell>
          <table:table-cell office:value-type="float" office:value="870.20625" calcext:value-type="float">
            <text:p>870.21</text:p>
          </table:table-cell>
          <table:table-cell table:style-name="ce8" office:value-type="float" office:value="732.278" calcext:value-type="float">
            <text:p>732.28</text:p>
          </table:table-cell>
          <table:table-cell table:style-name="ce6" office:value-type="float" office:value="757.217" calcext:value-type="float">
            <text:p>757.22</text:p>
          </table:table-cell>
          <table:table-cell table:style-name="ce6" office:value-type="float" office:value="795.935" calcext:value-type="float">
            <text:p>795.9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5</text:p>
          </table:table-cell>
          <table:table-cell office:value-type="float" office:value="516.2" calcext:value-type="float">
            <text:p>516.20</text:p>
          </table:table-cell>
          <table:table-cell office:value-type="float" office:value="460.3" calcext:value-type="float">
            <text:p>460.30</text:p>
          </table:table-cell>
          <table:table-cell office:value-type="float" office:value="447.05" calcext:value-type="float">
            <text:p>447.05</text:p>
          </table:table-cell>
          <table:table-cell office:value-type="float" office:value="5514.0165" calcext:value-type="float">
            <text:p>5514.02</text:p>
          </table:table-cell>
          <table:table-cell office:value-type="float" office:value="7381.0015" calcext:value-type="float">
            <text:p>7381.00</text:p>
          </table:table-cell>
          <table:table-cell office:value-type="float" office:value="5162.2465" calcext:value-type="float">
            <text:p>5162.25</text:p>
          </table:table-cell>
          <table:table-cell table:style-name="ce8" office:value-type="float" office:value="857.17665" calcext:value-type="float">
            <text:p>857.18</text:p>
          </table:table-cell>
          <table:table-cell office:value-type="float" office:value="929.35135" calcext:value-type="float">
            <text:p>929.35</text:p>
          </table:table-cell>
          <table:table-cell office:value-type="float" office:value="979.5738" calcext:value-type="float">
            <text:p>979.57</text:p>
          </table:table-cell>
          <table:table-cell table:style-name="ce8" office:value-type="float" office:value="791.179" calcext:value-type="float">
            <text:p>791.18</text:p>
          </table:table-cell>
          <table:table-cell table:style-name="ce6" office:value-type="float" office:value="803.118" calcext:value-type="float">
            <text:p>803.12</text:p>
          </table:table-cell>
          <table:table-cell table:style-name="ce6" office:value-type="float" office:value="883.888" calcext:value-type="float">
            <text:p>883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6</text:p>
          </table:table-cell>
          <table:table-cell office:value-type="float" office:value="577.35" calcext:value-type="float">
            <text:p>577.35</text:p>
          </table:table-cell>
          <table:table-cell office:value-type="float" office:value="505.7" calcext:value-type="float">
            <text:p>505.70</text:p>
          </table:table-cell>
          <table:table-cell office:value-type="float" office:value="528.45" calcext:value-type="float">
            <text:p>528.45</text:p>
          </table:table-cell>
          <table:table-cell office:value-type="float" office:value="5007.031" calcext:value-type="float">
            <text:p>5007.03</text:p>
          </table:table-cell>
          <table:table-cell office:value-type="float" office:value="6813.2965" calcext:value-type="float">
            <text:p>6813.30</text:p>
          </table:table-cell>
          <table:table-cell office:value-type="float" office:value="5181.546" calcext:value-type="float">
            <text:p>5181.55</text:p>
          </table:table-cell>
          <table:table-cell table:style-name="ce8" office:value-type="float" office:value="881.96" calcext:value-type="float">
            <text:p>881.96</text:p>
          </table:table-cell>
          <table:table-cell office:value-type="float" office:value="982.38515" calcext:value-type="float">
            <text:p>982.39</text:p>
          </table:table-cell>
          <table:table-cell office:value-type="float" office:value="959.1128" calcext:value-type="float">
            <text:p>959.11</text:p>
          </table:table-cell>
          <table:table-cell table:style-name="ce8" office:value-type="float" office:value="831.758" calcext:value-type="float">
            <text:p>831.76</text:p>
          </table:table-cell>
          <table:table-cell table:style-name="ce6" office:value-type="float" office:value="863.681" calcext:value-type="float">
            <text:p>863.68</text:p>
          </table:table-cell>
          <table:table-cell table:style-name="ce6" office:value-type="float" office:value="869.095" calcext:value-type="float">
            <text:p>869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7</text:p>
          </table:table-cell>
          <table:table-cell office:value-type="float" office:value="432.35" calcext:value-type="float">
            <text:p>432.35</text:p>
          </table:table-cell>
          <table:table-cell office:value-type="float" office:value="448.6" calcext:value-type="float">
            <text:p>448.60</text:p>
          </table:table-cell>
          <table:table-cell office:value-type="float" office:value="392.6" calcext:value-type="float">
            <text:p>392.60</text:p>
          </table:table-cell>
          <table:table-cell office:value-type="float" office:value="4233.7325" calcext:value-type="float">
            <text:p>4233.73</text:p>
          </table:table-cell>
          <table:table-cell office:value-type="float" office:value="6365.2785" calcext:value-type="float">
            <text:p>6365.28</text:p>
          </table:table-cell>
          <table:table-cell office:value-type="float" office:value="4192.7265" calcext:value-type="float">
            <text:p>4192.73</text:p>
          </table:table-cell>
          <table:table-cell table:style-name="ce8" office:value-type="float" office:value="813.41715" calcext:value-type="float">
            <text:p>813.42</text:p>
          </table:table-cell>
          <table:table-cell office:value-type="float" office:value="837.74495" calcext:value-type="float">
            <text:p>837.74</text:p>
          </table:table-cell>
          <table:table-cell office:value-type="float" office:value="852.34615" calcext:value-type="float">
            <text:p>852.35</text:p>
          </table:table-cell>
          <table:table-cell table:style-name="ce8" office:value-type="float" office:value="744.147" calcext:value-type="float">
            <text:p>744.15</text:p>
          </table:table-cell>
          <table:table-cell table:style-name="ce6" office:value-type="float" office:value="758.317" calcext:value-type="float">
            <text:p>758.32</text:p>
          </table:table-cell>
          <table:table-cell table:style-name="ce6" office:value-type="float" office:value="768.995" calcext:value-type="float">
            <text:p>769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8</text:p>
          </table:table-cell>
          <table:table-cell office:value-type="float" office:value="516.45" calcext:value-type="float">
            <text:p>516.45</text:p>
          </table:table-cell>
          <table:table-cell office:value-type="float" office:value="504.15" calcext:value-type="float">
            <text:p>504.15</text:p>
          </table:table-cell>
          <table:table-cell office:value-type="float" office:value="479.7" calcext:value-type="float">
            <text:p>479.70</text:p>
          </table:table-cell>
          <table:table-cell office:value-type="float" office:value="4619.1655" calcext:value-type="float">
            <text:p>4619.17</text:p>
          </table:table-cell>
          <table:table-cell office:value-type="float" office:value="7441.442" calcext:value-type="float">
            <text:p>7441.44</text:p>
          </table:table-cell>
          <table:table-cell office:value-type="float" office:value="4623.2985" calcext:value-type="float">
            <text:p>4623.30</text:p>
          </table:table-cell>
          <table:table-cell table:style-name="ce8" office:value-type="float" office:value="808.43515" calcext:value-type="float">
            <text:p>808.44</text:p>
          </table:table-cell>
          <table:table-cell office:value-type="float" office:value="892.1861" calcext:value-type="float">
            <text:p>892.19</text:p>
          </table:table-cell>
          <table:table-cell office:value-type="float" office:value="903.6662" calcext:value-type="float">
            <text:p>903.67</text:p>
          </table:table-cell>
          <table:table-cell table:style-name="ce8" office:value-type="float" office:value="745.181" calcext:value-type="float">
            <text:p>745.18</text:p>
          </table:table-cell>
          <table:table-cell table:style-name="ce6" office:value-type="float" office:value="801.942" calcext:value-type="float">
            <text:p>801.94</text:p>
          </table:table-cell>
          <table:table-cell table:style-name="ce6" office:value-type="float" office:value="778.704" calcext:value-type="float">
            <text:p>778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9</text:p>
          </table:table-cell>
          <table:table-cell office:value-type="float" office:value="509.25" calcext:value-type="float">
            <text:p>509.25</text:p>
          </table:table-cell>
          <table:table-cell office:value-type="float" office:value="502.25" calcext:value-type="float">
            <text:p>502.25</text:p>
          </table:table-cell>
          <table:table-cell office:value-type="float" office:value="534.15" calcext:value-type="float">
            <text:p>534.15</text:p>
          </table:table-cell>
          <table:table-cell office:value-type="float" office:value="4245.416" calcext:value-type="float">
            <text:p>4245.42</text:p>
          </table:table-cell>
          <table:table-cell office:value-type="float" office:value="5938.893" calcext:value-type="float">
            <text:p>5938.89</text:p>
          </table:table-cell>
          <table:table-cell office:value-type="float" office:value="4692.3275" calcext:value-type="float">
            <text:p>4692.33</text:p>
          </table:table-cell>
          <table:table-cell table:style-name="ce8" office:value-type="float" office:value="1011.1291" calcext:value-type="float">
            <text:p>1011.13</text:p>
          </table:table-cell>
          <table:table-cell office:value-type="float" office:value="1030.87165" calcext:value-type="float">
            <text:p>1030.87</text:p>
          </table:table-cell>
          <table:table-cell office:value-type="float" office:value="1059.38805" calcext:value-type="float">
            <text:p>1059.39</text:p>
          </table:table-cell>
          <table:table-cell table:style-name="ce8" office:value-type="float" office:value="926.383" calcext:value-type="float">
            <text:p>926.38</text:p>
          </table:table-cell>
          <table:table-cell table:style-name="ce6" office:value-type="float" office:value="957.036" calcext:value-type="float">
            <text:p>957.04</text:p>
          </table:table-cell>
          <table:table-cell table:style-name="ce6" office:value-type="float" office:value="954.884" calcext:value-type="float">
            <text:p>954.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10</text:p>
          </table:table-cell>
          <table:table-cell office:value-type="float" office:value="502.8" calcext:value-type="float">
            <text:p>502.80</text:p>
          </table:table-cell>
          <table:table-cell office:value-type="float" office:value="514.25" calcext:value-type="float">
            <text:p>514.25</text:p>
          </table:table-cell>
          <table:table-cell office:value-type="float" office:value="492.45" calcext:value-type="float">
            <text:p>492.45</text:p>
          </table:table-cell>
          <table:table-cell office:value-type="float" office:value="4984.2795" calcext:value-type="float">
            <text:p>4984.28</text:p>
          </table:table-cell>
          <table:table-cell office:value-type="float" office:value="7666.061" calcext:value-type="float">
            <text:p>7666.06</text:p>
          </table:table-cell>
          <table:table-cell office:value-type="float" office:value="4956.1715" calcext:value-type="float">
            <text:p>4956.17</text:p>
          </table:table-cell>
          <table:table-cell table:style-name="ce8" office:value-type="float" office:value="931.43645" calcext:value-type="float">
            <text:p>931.44</text:p>
          </table:table-cell>
          <table:table-cell office:value-type="float" office:value="1055.6194" calcext:value-type="float">
            <text:p>1055.62</text:p>
          </table:table-cell>
          <table:table-cell office:value-type="float" office:value="1059.10355" calcext:value-type="float">
            <text:p>1059.10</text:p>
          </table:table-cell>
          <table:table-cell table:style-name="ce8" office:value-type="float" office:value="874.511" calcext:value-type="float">
            <text:p>874.51</text:p>
          </table:table-cell>
          <table:table-cell table:style-name="ce6" office:value-type="float" office:value="913.759" calcext:value-type="float">
            <text:p>913.76</text:p>
          </table:table-cell>
          <table:table-cell table:style-name="ce6" office:value-type="float" office:value="882.327" calcext:value-type="float">
            <text:p>882.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float" office:value="485.61" calcext:value-type="float">
            <text:p>485.61</text:p>
          </table:table-cell>
          <table:table-cell table:style-name="ce7" office:value-type="float" office:value="480.37" calcext:value-type="float">
            <text:p>480.37</text:p>
          </table:table-cell>
          <table:table-cell table:style-name="ce7" office:value-type="float" office:value="461.215" calcext:value-type="float">
            <text:p>461.22</text:p>
          </table:table-cell>
          <table:table-cell table:style-name="ce7" office:value-type="float" office:value="4643.8307" calcext:value-type="float">
            <text:p>4643.83</text:p>
          </table:table-cell>
          <table:table-cell table:style-name="ce7" office:value-type="float" office:value="6945.0237" calcext:value-type="float">
            <text:p>6945.02</text:p>
          </table:table-cell>
          <table:table-cell table:style-name="ce7" office:value-type="float" office:value="4672.39495" calcext:value-type="float">
            <text:p>4672.39</text:p>
          </table:table-cell>
          <table:table-cell table:style-name="ce9" office:value-type="float" office:value="937.03995" calcext:value-type="float">
            <text:p>937.04</text:p>
          </table:table-cell>
          <table:table-cell table:style-name="ce7" office:value-type="float" office:value="999.516055" calcext:value-type="float">
            <text:p>999.52</text:p>
          </table:table-cell>
          <table:table-cell table:style-name="ce7" office:value-type="float" office:value="1020.274325" calcext:value-type="float">
            <text:p>1020.27</text:p>
          </table:table-cell>
          <table:table-cell table:style-name="ce9" office:value-type="float" office:value="863.7403" calcext:value-type="float">
            <text:p>863.74</text:p>
          </table:table-cell>
          <table:table-cell table:style-name="ce7" office:value-type="float" office:value="899.0466" calcext:value-type="float">
            <text:p>899.05</text:p>
          </table:table-cell>
          <table:table-cell table:style-name="ce7" office:value-type="float" office:value="907.9324" calcext:value-type="float">
            <text:p>907.93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float" office:value="300.65" calcext:value-type="float">
            <text:p>300.6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033.759" calcext:value-type="float">
            <text:p>8033.7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81.112" calcext:value-type="float">
            <text:p>2681.1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57.06" calcext:value-type="float">
            <text:p>2557.06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2</text:p>
          </table:table-cell>
          <table:table-cell office:value-type="float" office:value="196.35" calcext:value-type="float">
            <text:p>196.3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5212.4975" calcext:value-type="float">
            <text:p>5212.5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28.7515" calcext:value-type="float">
            <text:p>2628.7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44.32" calcext:value-type="float">
            <text:p>2544.32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3</text:p>
          </table:table-cell>
          <table:table-cell office:value-type="float" office:value="237.15" calcext:value-type="float">
            <text:p>237.1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323.5285" calcext:value-type="float">
            <text:p>6323.53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73.7705" calcext:value-type="float">
            <text:p>2473.7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33.87" calcext:value-type="float">
            <text:p>2433.8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4</text:p>
          </table:table-cell>
          <table:table-cell office:value-type="float" office:value="115.95" calcext:value-type="float">
            <text:p>115.9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147.0695" calcext:value-type="float">
            <text:p>3147.0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125.393" calcext:value-type="float">
            <text:p>2125.3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116.8" calcext:value-type="float">
            <text:p>2116.80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5</text:p>
          </table:table-cell>
          <table:table-cell office:value-type="float" office:value="106.95" calcext:value-type="float">
            <text:p>106.9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971.4005" calcext:value-type="float">
            <text:p>2971.4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97.287" calcext:value-type="float">
            <text:p>2697.2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69.68" calcext:value-type="float">
            <text:p>2669.6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6</text:p>
          </table:table-cell>
          <table:table-cell office:value-type="float" office:value="439.25" calcext:value-type="float">
            <text:p>439.2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1475.7575" calcext:value-type="float">
            <text:p>11475.7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04.507" calcext:value-type="float">
            <text:p>2504.5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55.95" calcext:value-type="float">
            <text:p>2455.9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7</text:p>
          </table:table-cell>
          <table:table-cell office:value-type="float" office:value="101" calcext:value-type="float">
            <text:p>10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775.256" calcext:value-type="float">
            <text:p>2775.2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253.09" calcext:value-type="float">
            <text:p>2253.0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253.09" calcext:value-type="float">
            <text:p>2253.09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8</text:p>
          </table:table-cell>
          <table:table-cell office:value-type="float" office:value="258.55" calcext:value-type="float">
            <text:p>258.5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890.165" calcext:value-type="float">
            <text:p>6890.1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374.638" calcext:value-type="float">
            <text:p>2374.6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321.96" calcext:value-type="float">
            <text:p>2321.96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9</text:p>
          </table:table-cell>
          <table:table-cell office:value-type="float" office:value="191.05" calcext:value-type="float">
            <text:p>191.0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5102.9245" calcext:value-type="float">
            <text:p>5102.92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29.0865" calcext:value-type="float">
            <text:p>2529.0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10.01" calcext:value-type="float">
            <text:p>2510.0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10</text:p>
          </table:table-cell>
          <table:table-cell office:value-type="float" office:value="110.85" calcext:value-type="float">
            <text:p>110.8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079.5965" calcext:value-type="float">
            <text:p>3079.6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709.233" calcext:value-type="float">
            <text:p>2709.23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86.98" calcext:value-type="float">
            <text:p>2686.9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float" office:value="205.775" calcext:value-type="float">
            <text:p>205.78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float" office:value="5501.19545" calcext:value-type="float">
            <text:p>5501.20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2497.68685" calcext:value-type="float">
            <text:p>2497.69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2454.972" calcext:value-type="float">
            <text:p>2454.97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G1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239.052" calcext:value-type="float">
            <text:p>4239.0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5089.92" calcext:value-type="float">
            <text:p>5089.92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5089.92" calcext:value-type="float">
            <text:p>5089.92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2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662.8515" calcext:value-type="float">
            <text:p>4662.85</text:p>
          </table:table-cell>
          <table:table-cell table:number-columns-repeated="2" office:value-type="string" calcext:value-type="string">
            <text:p>--</text:p>
          </table:table-cell>
          <table:table-cell table:style-name="ce10" office:value-type="float" office:value="10299.5" calcext:value-type="float">
            <text:p>10,299.50</text:p>
          </table:table-cell>
          <table:table-cell table:number-columns-repeated="2" office:value-type="string" calcext:value-type="string">
            <text:p>--</text:p>
          </table:table-cell>
          <table:table-cell table:style-name="ce10" office:value-type="float" office:value="10299.5" calcext:value-type="float">
            <text:p>10,299.50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3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30.035" calcext:value-type="float">
            <text:p>4130.0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152.55" calcext:value-type="float">
            <text:p>3152.5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152.55" calcext:value-type="float">
            <text:p>3152.5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4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581.8455" calcext:value-type="float">
            <text:p>4581.8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77.34" calcext:value-type="float">
            <text:p>3277.3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77.34" calcext:value-type="float">
            <text:p>3277.34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5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58.779" calcext:value-type="float">
            <text:p>4158.7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584.11" calcext:value-type="float">
            <text:p>3584.1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584.11" calcext:value-type="float">
            <text:p>3584.1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6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678.4715" calcext:value-type="float">
            <text:p>4678.4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498.75" calcext:value-type="float">
            <text:p>3498.7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498.75" calcext:value-type="float">
            <text:p>3498.7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7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243.561" calcext:value-type="float">
            <text:p>4243.5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14.17" calcext:value-type="float">
            <text:p>3214.1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14.17" calcext:value-type="float">
            <text:p>3214.1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8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08.063" calcext:value-type="float">
            <text:p>4108.0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41.68" calcext:value-type="float">
            <text:p>3241.6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41.68" calcext:value-type="float">
            <text:p>3241.6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9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35.1815" calcext:value-type="float">
            <text:p>4135.1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673.47" calcext:value-type="float">
            <text:p>3673.4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673.47" calcext:value-type="float">
            <text:p>3673.4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10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080.579" calcext:value-type="float">
            <text:p>4080.5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751.71" calcext:value-type="float">
            <text:p>3751.7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751.71" calcext:value-type="float">
            <text:p>3751.7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float" office:value="151" calcext:value-type="float">
            <text:p>151.00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float" office:value="4301.8419" calcext:value-type="float">
            <text:p>4301.84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4278.32" calcext:value-type="float">
            <text:p>4278.32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4278.32" calcext:value-type="float">
            <text:p>4278.32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13" table:number-columns-repeated="1010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ap analysis" table:style-name="ta1">
        <office:forms form:automatic-focus="false" form:apply-design-mode="false"/>
        <table:table-column table:style-name="co1" table:number-columns-repeated="4" table:default-cell-style-name="ce27"/>
        <table:table-column table:style-name="co1" table:number-columns-repeated="4" table:default-cell-style-name="ce31"/>
        <table:table-column table:style-name="co1" table:number-columns-repeated="1006" table:default-cell-style-name="ce27"/>
        <table:table-column table:style-name="co1" table:number-columns-repeated="10" table:default-cell-style-name="Default"/>
        <table:table-row table:style-name="ro1">
          <table:table-cell table:style-name="ce24" office:value-type="string" calcext:value-type="string" table:number-columns-spanned="1" table:number-rows-spanned="2">
            <text:p>Instance</text:p>
          </table:table-cell>
          <table:table-cell table:style-name="ce24" office:value-type="string" calcext:value-type="string" table:number-columns-spanned="1" table:number-rows-spanned="2">
            <text:p>LB+</text:p>
          </table:table-cell>
          <table:table-cell table:style-name="ce24" office:value-type="string" calcext:value-type="string" table:number-columns-spanned="2" table:number-rows-spanned="1">
            <text:p>Cost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Gap (%)</text:p>
          </table:table-cell>
          <table:covered-table-cell table:style-name="ce30"/>
          <table:table-cell table:style-name="ce30" table:number-columns-repeated="2"/>
          <table:table-cell table:style-name="ce24" table:number-columns-repeated="1006"/>
          <table:table-cell table:style-name="ce33" table:number-columns-repeated="10"/>
        </table:table-row>
        <table:table-row table:style-name="ro1">
          <table:covered-table-cell table:number-columns-repeated="2" table:style-name="ce24"/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Best</text:p>
          </table:table-cell>
          <table:table-cell table:style-name="ce24" office:value-type="string" calcext:value-type="string">
            <text:p>Mean</text:p>
          </table:table-cell>
          <table:table-cell table:style-name="ce24" office:value-type="string" calcext:value-type="string">
            <text:p>Best</text:p>
          </table:table-cell>
          <table:table-cell table:style-name="ce24" table:number-columns-repeated="1008"/>
          <table:table-cell table:style-name="ce33" table:number-columns-repeated="10"/>
        </table:table-row>
        <table:table-row table:style-name="ro1">
          <table:table-cell table:style-name="ce25" office:value-type="string" calcext:value-type="string">
            <text:p>A1</text:p>
          </table:table-cell>
          <table:table-cell table:style-name="ce12" office:value-type="float" office:value="218.2" calcext:value-type="float">
            <text:p>218.20</text:p>
          </table:table-cell>
          <table:table-cell table:style-name="ce12" office:value-type="float" office:value="219.191" calcext:value-type="float">
            <text:p>219.19</text:p>
          </table:table-cell>
          <table:table-cell table:style-name="ce12" office:value-type="float" office:value="218.199" calcext:value-type="float">
            <text:p>218.20</text:p>
          </table:table-cell>
          <table:table-cell table:style-name="ce12" table:formula="of:=MAX(([.C3]-[.B3])/[.C3]*100;0)" office:value-type="float" office:value="0.452117103348228" calcext:value-type="float">
            <text:p>0.45</text:p>
          </table:table-cell>
          <table:table-cell table:style-name="ce12" table:formula="of:=MAX(0;([.D3]-[.B3])/[.D3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2</text:p>
          </table:table-cell>
          <table:table-cell table:style-name="ce12" office:value-type="float" office:value="246.62617517" calcext:value-type="float">
            <text:p>246.63</text:p>
          </table:table-cell>
          <table:table-cell table:number-columns-repeated="2" table:style-name="ce12" office:value-type="float" office:value="246.626" calcext:value-type="float">
            <text:p>246.63</text:p>
          </table:table-cell>
          <table:table-cell table:style-name="ce12" table:formula="of:=MAX(([.C4]-[.B4])/[.C4]*100;0)" office:value-type="float" office:value="0" calcext:value-type="float">
            <text:p>0.00</text:p>
          </table:table-cell>
          <table:table-cell table:style-name="ce12" table:formula="of:=MAX(0;([.D4]-[.B4])/[.D4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3</text:p>
          </table:table-cell>
          <table:table-cell table:style-name="ce12" office:value-type="float" office:value="305.859574" calcext:value-type="float">
            <text:p>305.86</text:p>
          </table:table-cell>
          <table:table-cell table:number-columns-repeated="2" table:style-name="ce12" office:value-type="float" office:value="305.86" calcext:value-type="float">
            <text:p>305.86</text:p>
          </table:table-cell>
          <table:table-cell table:style-name="ce12" table:formula="of:=MAX(([.C5]-[.B5])/[.C5]*100;0)" office:value-type="float" office:value="0.000139279408881344" calcext:value-type="float">
            <text:p>0.00</text:p>
          </table:table-cell>
          <table:table-cell table:style-name="ce12" table:formula="of:=MAX(0;([.D5]-[.B5])/[.D5]*100)" office:value-type="float" office:value="0.000139279408881344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4</text:p>
          </table:table-cell>
          <table:table-cell table:style-name="ce12" office:value-type="float" office:value="186.9" calcext:value-type="float">
            <text:p>186.90</text:p>
          </table:table-cell>
          <table:table-cell table:style-name="ce12" office:value-type="float" office:value="189.2488" calcext:value-type="float">
            <text:p>189.25</text:p>
          </table:table-cell>
          <table:table-cell table:style-name="ce12" office:value-type="float" office:value="186.897" calcext:value-type="float">
            <text:p>186.90</text:p>
          </table:table-cell>
          <table:table-cell table:style-name="ce12" table:formula="of:=MAX(([.C6]-[.B6])/[.C6]*100;0)" office:value-type="float" office:value="1.24111751303046" calcext:value-type="float">
            <text:p>1.24</text:p>
          </table:table-cell>
          <table:table-cell table:style-name="ce12" table:formula="of:=MAX(0;([.D6]-[.B6])/[.D6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5</text:p>
          </table:table-cell>
          <table:table-cell table:style-name="ce12" office:value-type="float" office:value="189.543179" calcext:value-type="float">
            <text:p>189.54</text:p>
          </table:table-cell>
          <table:table-cell table:style-name="ce12" office:value-type="float" office:value="194.0031" calcext:value-type="float">
            <text:p>194.00</text:p>
          </table:table-cell>
          <table:table-cell table:style-name="ce12" office:value-type="float" office:value="189.543" calcext:value-type="float">
            <text:p>189.54</text:p>
          </table:table-cell>
          <table:table-cell table:style-name="ce12" table:formula="of:=MAX(([.C7]-[.B7])/[.C7]*100;0)" office:value-type="float" office:value="2.29889161564943" calcext:value-type="float">
            <text:p>2.30</text:p>
          </table:table-cell>
          <table:table-cell table:style-name="ce12" table:formula="of:=MAX(0;([.D7]-[.B7])/[.D7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6</text:p>
          </table:table-cell>
          <table:table-cell table:style-name="ce12" office:value-type="float" office:value="200.1" calcext:value-type="float">
            <text:p>200.10</text:p>
          </table:table-cell>
          <table:table-cell table:style-name="ce12" office:value-type="float" office:value="200.114" calcext:value-type="float">
            <text:p>200.11</text:p>
          </table:table-cell>
          <table:table-cell table:style-name="ce12" office:value-type="float" office:value="200.099" calcext:value-type="float">
            <text:p>200.10</text:p>
          </table:table-cell>
          <table:table-cell table:style-name="ce12" table:formula="of:=MAX(([.C8]-[.B8])/[.C8]*100;0)" office:value-type="float" office:value="0.00699601227300939" calcext:value-type="float">
            <text:p>0.01</text:p>
          </table:table-cell>
          <table:table-cell table:style-name="ce12" table:formula="of:=MAX(0;([.D8]-[.B8])/[.D8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7</text:p>
          </table:table-cell>
          <table:table-cell table:style-name="ce12" office:value-type="float" office:value="225.4" calcext:value-type="float">
            <text:p>225.40</text:p>
          </table:table-cell>
          <table:table-cell table:number-columns-repeated="2" table:style-name="ce12" office:value-type="float" office:value="225.369" calcext:value-type="float">
            <text:p>225.37</text:p>
          </table:table-cell>
          <table:table-cell table:style-name="ce12" table:formula="of:=MAX(([.C9]-[.B9])/[.C9]*100;0)" office:value-type="float" office:value="0" calcext:value-type="float">
            <text:p>0.00</text:p>
          </table:table-cell>
          <table:table-cell table:style-name="ce12" table:formula="of:=MAX(0;([.D9]-[.B9])/[.D9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8</text:p>
          </table:table-cell>
          <table:table-cell table:style-name="ce12" office:value-type="float" office:value="232.04877757" calcext:value-type="float">
            <text:p>232.05</text:p>
          </table:table-cell>
          <table:table-cell table:number-columns-repeated="2" table:style-name="ce12" office:value-type="float" office:value="232.049" calcext:value-type="float">
            <text:p>232.05</text:p>
          </table:table-cell>
          <table:table-cell table:style-name="ce12" table:formula="of:=MAX(([.C10]-[.B10])/[.C10]*100;0)" office:value-type="float" office:value="0.0000958547548181588" calcext:value-type="float">
            <text:p>0.00</text:p>
          </table:table-cell>
          <table:table-cell table:style-name="ce12" table:formula="of:=MAX(0;([.D10]-[.B10])/[.D10]*100)" office:value-type="float" office:value="0.0000958547548181588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9</text:p>
          </table:table-cell>
          <table:table-cell table:style-name="ce12" office:value-type="float" office:value="222.3" calcext:value-type="float">
            <text:p>222.30</text:p>
          </table:table-cell>
          <table:table-cell table:number-columns-repeated="2" table:style-name="ce12" office:value-type="float" office:value="222.295" calcext:value-type="float">
            <text:p>222.30</text:p>
          </table:table-cell>
          <table:table-cell table:style-name="ce12" table:formula="of:=MAX(([.C11]-[.B11])/[.C11]*100;0)" office:value-type="float" office:value="0" calcext:value-type="float">
            <text:p>0.00</text:p>
          </table:table-cell>
          <table:table-cell table:style-name="ce12" table:formula="of:=MAX(0;([.D11]-[.B11])/[.D11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A10</text:p>
          </table:table-cell>
          <table:table-cell table:style-name="ce12" office:value-type="float" office:value="225.00599533" calcext:value-type="float">
            <text:p>225.01</text:p>
          </table:table-cell>
          <table:table-cell table:style-name="ce12" office:value-type="float" office:value="226.5521" calcext:value-type="float">
            <text:p>226.55</text:p>
          </table:table-cell>
          <table:table-cell table:style-name="ce12" office:value-type="float" office:value="225.006" calcext:value-type="float">
            <text:p>225.01</text:p>
          </table:table-cell>
          <table:table-cell table:style-name="ce12" table:formula="of:=MAX(([.C12]-[.B12])/[.C12]*100;0)" office:value-type="float" office:value="0.682449939771031" calcext:value-type="float">
            <text:p>0.68</text:p>
          </table:table-cell>
          <table:table-cell table:style-name="ce12" table:formula="of:=MAX(0;([.D12]-[.B12])/[.D12]*100)" office:value-type="float" office:value="0.00000207550021324315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</text:p>
          </table:table-cell>
          <table:table-cell table:style-name="ce28" office:value-type="float" office:value="225.19419079" calcext:value-type="float">
            <text:p>225.19</text:p>
          </table:table-cell>
          <table:table-cell table:style-name="ce28" office:value-type="float" office:value="226.1308" calcext:value-type="float">
            <text:p>226.13</text:p>
          </table:table-cell>
          <table:table-cell table:style-name="ce28" office:value-type="float" office:value="225.1943" calcext:value-type="float">
            <text:p>225.19</text:p>
          </table:table-cell>
          <table:table-cell table:style-name="ce28" table:formula="of:=MAX(([.C13]-[.B13])/[.C13]*100;0)" office:value-type="float" office:value="0.414189137437271" calcext:value-type="float">
            <text:p>0.41</text:p>
          </table:table-cell>
          <table:table-cell table:style-name="ce28" table:formula="of:=MAX(0;([.D13]-[.B13])/[.D13]*100)" office:value-type="float" office:value="0.0000484958988771375" calcext:value-type="float">
            <text:p>0.00</text:p>
          </table:table-cell>
          <table:table-cell table:style-name="ce13" table:number-columns-repeated="2"/>
          <table:table-cell table:style-name="ce32" table:number-columns-repeated="1006"/>
          <table:table-cell table:number-columns-repeated="10"/>
        </table:table-row>
        <table:table-row table:style-name="ro1">
          <table:table-cell table:style-name="ce25" office:value-type="string" calcext:value-type="string">
            <text:p>B1</text:p>
          </table:table-cell>
          <table:table-cell table:style-name="ce12" office:value-type="float" office:value="428.1" calcext:value-type="float">
            <text:p>428.10</text:p>
          </table:table-cell>
          <table:table-cell table:style-name="ce12" office:value-type="float" office:value="434.7863" calcext:value-type="float">
            <text:p>434.79</text:p>
          </table:table-cell>
          <table:table-cell table:style-name="ce12" office:value-type="float" office:value="428.097" calcext:value-type="float">
            <text:p>428.10</text:p>
          </table:table-cell>
          <table:table-cell table:style-name="ce12" table:formula="of:=MAX(([.C14]-[.B14])/[.C14]*100;0)" office:value-type="float" office:value="1.53783594377283" calcext:value-type="float">
            <text:p>1.54</text:p>
          </table:table-cell>
          <table:table-cell table:style-name="ce12" table:formula="of:=MAX(0;([.D14]-[.B14])/[.D14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2</text:p>
          </table:table-cell>
          <table:table-cell table:style-name="ce12" office:value-type="float" office:value="476.00133908" calcext:value-type="float">
            <text:p>476.00</text:p>
          </table:table-cell>
          <table:table-cell table:style-name="ce12" office:value-type="float" office:value="483.02965" calcext:value-type="float">
            <text:p>483.03</text:p>
          </table:table-cell>
          <table:table-cell table:style-name="ce12" office:value-type="float" office:value="476.049" calcext:value-type="float">
            <text:p>476.05</text:p>
          </table:table-cell>
          <table:table-cell table:style-name="ce12" table:formula="of:=MAX(([.C15]-[.B15])/[.C15]*100;0)" office:value-type="float" office:value="1.45504751519912" calcext:value-type="float">
            <text:p>1.46</text:p>
          </table:table-cell>
          <table:table-cell table:style-name="ce12" table:formula="of:=MAX(0;([.D15]-[.B15])/[.D15]*100)" office:value-type="float" office:value="0.0100117676961822" calcext:value-type="float">
            <text:p>0.0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3</text:p>
          </table:table-cell>
          <table:table-cell table:style-name="ce12" office:value-type="float" office:value="391.2" calcext:value-type="float">
            <text:p>391.20</text:p>
          </table:table-cell>
          <table:table-cell table:style-name="ce12" office:value-type="float" office:value="419.5074" calcext:value-type="float">
            <text:p>419.51</text:p>
          </table:table-cell>
          <table:table-cell table:style-name="ce12" office:value-type="float" office:value="399.092" calcext:value-type="float">
            <text:p>399.09</text:p>
          </table:table-cell>
          <table:table-cell table:style-name="ce12" table:formula="of:=MAX(([.C16]-[.B16])/[.C16]*100;0)" office:value-type="float" office:value="6.74777131464189" calcext:value-type="float">
            <text:p>6.75</text:p>
          </table:table-cell>
          <table:table-cell table:style-name="ce12" table:formula="of:=MAX(0;([.D16]-[.B16])/[.D16]*100)" office:value-type="float" office:value="1.97748889980255" calcext:value-type="float">
            <text:p>1.9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4</text:p>
          </table:table-cell>
          <table:table-cell table:style-name="ce12" office:value-type="float" office:value="411.3" calcext:value-type="float">
            <text:p>411.30</text:p>
          </table:table-cell>
          <table:table-cell table:style-name="ce12" office:value-type="float" office:value="439.23045" calcext:value-type="float">
            <text:p>439.23</text:p>
          </table:table-cell>
          <table:table-cell table:style-name="ce12" office:value-type="float" office:value="411.296" calcext:value-type="float">
            <text:p>411.30</text:p>
          </table:table-cell>
          <table:table-cell table:style-name="ce12" table:formula="of:=MAX(([.C17]-[.B17])/[.C17]*100;0)" office:value-type="float" office:value="6.35895120659326" calcext:value-type="float">
            <text:p>6.36</text:p>
          </table:table-cell>
          <table:table-cell table:style-name="ce12" table:formula="of:=MAX(0;([.D17]-[.B17])/[.D17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5</text:p>
          </table:table-cell>
          <table:table-cell table:style-name="ce12" office:value-type="float" office:value="363.68555249" calcext:value-type="float">
            <text:p>363.69</text:p>
          </table:table-cell>
          <table:table-cell table:style-name="ce12" office:value-type="float" office:value="390.17245" calcext:value-type="float">
            <text:p>390.17</text:p>
          </table:table-cell>
          <table:table-cell table:style-name="ce12" office:value-type="float" office:value="366.339" calcext:value-type="float">
            <text:p>366.34</text:p>
          </table:table-cell>
          <table:table-cell table:style-name="ce12" table:formula="of:=MAX(([.C18]-[.B18])/[.C18]*100;0)" office:value-type="float" office:value="6.78851044198533" calcext:value-type="float">
            <text:p>6.79</text:p>
          </table:table-cell>
          <table:table-cell table:style-name="ce12" table:formula="of:=MAX(0;([.D18]-[.B18])/[.D18]*100)" office:value-type="float" office:value="0.72431477675049" calcext:value-type="float">
            <text:p>0.7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6</text:p>
          </table:table-cell>
          <table:table-cell table:style-name="ce12" office:value-type="float" office:value="372.8130858" calcext:value-type="float">
            <text:p>372.81</text:p>
          </table:table-cell>
          <table:table-cell table:style-name="ce12" office:value-type="float" office:value="516.9942" calcext:value-type="float">
            <text:p>516.99</text:p>
          </table:table-cell>
          <table:table-cell table:style-name="ce12" office:value-type="float" office:value="441.698" calcext:value-type="float">
            <text:p>441.70</text:p>
          </table:table-cell>
          <table:table-cell table:style-name="ce12" table:formula="of:=MAX(([.C19]-[.B19])/[.C19]*100;0)" office:value-type="float" office:value="27.8883426932062" calcext:value-type="float">
            <text:p>27.89</text:p>
          </table:table-cell>
          <table:table-cell table:style-name="ce12" table:formula="of:=MAX(0;([.D19]-[.B19])/[.D19]*100)" office:value-type="float" office:value="15.5954779509982" calcext:value-type="float">
            <text:p>15.6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7</text:p>
          </table:table-cell>
          <table:table-cell table:style-name="ce12" office:value-type="float" office:value="328.7" calcext:value-type="float">
            <text:p>328.70</text:p>
          </table:table-cell>
          <table:table-cell table:style-name="ce12" office:value-type="float" office:value="334.32815" calcext:value-type="float">
            <text:p>334.33</text:p>
          </table:table-cell>
          <table:table-cell table:style-name="ce12" office:value-type="float" office:value="328.671" calcext:value-type="float">
            <text:p>328.67</text:p>
          </table:table-cell>
          <table:table-cell table:style-name="ce12" table:formula="of:=MAX(([.C20]-[.B20])/[.C20]*100;0)" office:value-type="float" office:value="1.68342091445187" calcext:value-type="float">
            <text:p>1.68</text:p>
          </table:table-cell>
          <table:table-cell table:style-name="ce12" table:formula="of:=MAX(0;([.D20]-[.B20])/[.D20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8</text:p>
          </table:table-cell>
          <table:table-cell table:style-name="ce12" office:value-type="float" office:value="357.7" calcext:value-type="float">
            <text:p>357.70</text:p>
          </table:table-cell>
          <table:table-cell table:style-name="ce12" office:value-type="float" office:value="373.9451" calcext:value-type="float">
            <text:p>373.95</text:p>
          </table:table-cell>
          <table:table-cell table:style-name="ce12" office:value-type="float" office:value="357.684" calcext:value-type="float">
            <text:p>357.68</text:p>
          </table:table-cell>
          <table:table-cell table:style-name="ce12" table:formula="of:=MAX(([.C21]-[.B21])/[.C21]*100;0)" office:value-type="float" office:value="4.34424732400559" calcext:value-type="float">
            <text:p>4.34</text:p>
          </table:table-cell>
          <table:table-cell table:style-name="ce12" table:formula="of:=MAX(0;([.D21]-[.B21])/[.D21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9</text:p>
          </table:table-cell>
          <table:table-cell table:style-name="ce12" office:value-type="float" office:value="402.7" calcext:value-type="float">
            <text:p>402.70</text:p>
          </table:table-cell>
          <table:table-cell table:style-name="ce12" office:value-type="float" office:value="410.5909" calcext:value-type="float">
            <text:p>410.59</text:p>
          </table:table-cell>
          <table:table-cell table:style-name="ce12" office:value-type="float" office:value="402.671" calcext:value-type="float">
            <text:p>402.67</text:p>
          </table:table-cell>
          <table:table-cell table:style-name="ce12" table:formula="of:=MAX(([.C22]-[.B22])/[.C22]*100;0)" office:value-type="float" office:value="1.92183996284379" calcext:value-type="float">
            <text:p>1.92</text:p>
          </table:table-cell>
          <table:table-cell table:style-name="ce12" table:formula="of:=MAX(0;([.D22]-[.B22])/[.D22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10</text:p>
          </table:table-cell>
          <table:table-cell table:style-name="ce12" office:value-type="float" office:value="462.7" calcext:value-type="float">
            <text:p>462.70</text:p>
          </table:table-cell>
          <table:table-cell table:style-name="ce12" office:value-type="float" office:value="479.4839" calcext:value-type="float">
            <text:p>479.48</text:p>
          </table:table-cell>
          <table:table-cell table:style-name="ce12" office:value-type="float" office:value="462.749" calcext:value-type="float">
            <text:p>462.75</text:p>
          </table:table-cell>
          <table:table-cell table:style-name="ce12" table:formula="of:=MAX(([.C23]-[.B23])/[.C23]*100;0)" office:value-type="float" office:value="3.50040950280083" calcext:value-type="float">
            <text:p>3.50</text:p>
          </table:table-cell>
          <table:table-cell table:style-name="ce12" table:formula="of:=MAX(0;([.D23]-[.B23])/[.D23]*100)" office:value-type="float" office:value="0.0105888937631491" calcext:value-type="float">
            <text:p>0.0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B</text:p>
          </table:table-cell>
          <table:table-cell table:style-name="ce28" office:value-type="float" office:value="398.533333333333" calcext:value-type="float">
            <text:p>398.53</text:p>
          </table:table-cell>
          <table:table-cell table:style-name="ce28" office:value-type="float" office:value="428.20685" calcext:value-type="float">
            <text:p>428.21</text:p>
          </table:table-cell>
          <table:table-cell table:style-name="ce28" office:value-type="float" office:value="407.4346" calcext:value-type="float">
            <text:p>407.43</text:p>
          </table:table-cell>
          <table:table-cell table:style-name="ce28" table:formula="of:=MAX(([.C24]-[.B24])/[.C24]*100;0)" office:value-type="float" office:value="6.92971554907788" calcext:value-type="float">
            <text:p>6.93</text:p>
          </table:table-cell>
          <table:table-cell table:style-name="ce28" table:formula="of:=MAX(0;([.D24]-[.B24])/[.D24]*100)" office:value-type="float" office:value="2.18471054413804" calcext:value-type="float">
            <text:p>2.18</text:p>
          </table:table-cell>
          <table:table-cell table:style-name="ce13" table:number-columns-repeated="2"/>
          <table:table-cell table:style-name="ce32" table:number-columns-repeated="1006"/>
          <table:table-cell table:number-columns-repeated="10"/>
        </table:table-row>
        <table:table-row table:style-name="ro1">
          <table:table-cell table:style-name="ce25" office:value-type="string" calcext:value-type="string">
            <text:p>C1</text:p>
          </table:table-cell>
          <table:table-cell table:style-name="ce12" office:value-type="float" office:value="477.27206226" calcext:value-type="float">
            <text:p>477.27</text:p>
          </table:table-cell>
          <table:table-cell table:style-name="ce12" office:value-type="float" office:value="1001.48145" calcext:value-type="float">
            <text:p>1001.48</text:p>
          </table:table-cell>
          <table:table-cell table:style-name="ce12" office:value-type="float" office:value="957.045" calcext:value-type="float">
            <text:p>957.05</text:p>
          </table:table-cell>
          <table:table-cell table:style-name="ce12" table:formula="of:=MAX(([.C25]-[.B25])/[.C25]*100;0)" office:value-type="float" office:value="52.3433946519928" calcext:value-type="float">
            <text:p>52.34</text:p>
          </table:table-cell>
          <table:table-cell table:style-name="ce12" table:formula="of:=MAX(0;([.D25]-[.B25])/[.D25]*100)" office:value-type="float" office:value="50.1306561070796" calcext:value-type="float">
            <text:p>50.1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2</text:p>
          </table:table-cell>
          <table:table-cell table:style-name="ce12" office:value-type="float" office:value="577.9" calcext:value-type="float">
            <text:p>577.90</text:p>
          </table:table-cell>
          <table:table-cell table:style-name="ce12" office:value-type="float" office:value="610.953" calcext:value-type="float">
            <text:p>610.95</text:p>
          </table:table-cell>
          <table:table-cell table:style-name="ce12" office:value-type="float" office:value="582.991" calcext:value-type="float">
            <text:p>582.99</text:p>
          </table:table-cell>
          <table:table-cell table:style-name="ce12" table:formula="of:=MAX(([.C26]-[.B26])/[.C26]*100;0)" office:value-type="float" office:value="5.41007246056571" calcext:value-type="float">
            <text:p>5.41</text:p>
          </table:table-cell>
          <table:table-cell table:style-name="ce12" table:formula="of:=MAX(0;([.D26]-[.B26])/[.D26]*100)" office:value-type="float" office:value="0.873255333272728" calcext:value-type="float">
            <text:p>0.8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3</text:p>
          </table:table-cell>
          <table:table-cell table:style-name="ce12" office:value-type="float" office:value="548.8" calcext:value-type="float">
            <text:p>548.80</text:p>
          </table:table-cell>
          <table:table-cell table:style-name="ce12" office:value-type="float" office:value="644.419" calcext:value-type="float">
            <text:p>644.42</text:p>
          </table:table-cell>
          <table:table-cell table:style-name="ce12" office:value-type="float" office:value="558.754" calcext:value-type="float">
            <text:p>558.75</text:p>
          </table:table-cell>
          <table:table-cell table:style-name="ce12" table:formula="of:=MAX(([.C27]-[.B27])/[.C27]*100;0)" office:value-type="float" office:value="14.8380168803217" calcext:value-type="float">
            <text:p>14.84</text:p>
          </table:table-cell>
          <table:table-cell table:style-name="ce12" table:formula="of:=MAX(0;([.D27]-[.B27])/[.D27]*100)" office:value-type="float" office:value="1.78146375685902" calcext:value-type="float">
            <text:p>1.7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4</text:p>
          </table:table-cell>
          <table:table-cell table:style-name="ce12" office:value-type="float" office:value="367.39786059" calcext:value-type="float">
            <text:p>367.40</text:p>
          </table:table-cell>
          <table:table-cell table:style-name="ce12" office:value-type="float" office:value="527.13435" calcext:value-type="float">
            <text:p>527.13</text:p>
          </table:table-cell>
          <table:table-cell table:style-name="ce12" office:value-type="float" office:value="507.38" calcext:value-type="float">
            <text:p>507.38</text:p>
          </table:table-cell>
          <table:table-cell table:style-name="ce12" table:formula="of:=MAX(([.C28]-[.B28])/[.C28]*100;0)" office:value-type="float" office:value="30.3028040972856" calcext:value-type="float">
            <text:p>30.30</text:p>
          </table:table-cell>
          <table:table-cell table:style-name="ce12" table:formula="of:=MAX(0;([.D28]-[.B28])/[.D28]*100)" office:value-type="float" office:value="27.5892111257834" calcext:value-type="float">
            <text:p>27.5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5</text:p>
          </table:table-cell>
          <table:table-cell table:style-name="ce12" office:value-type="float" office:value="496.86659594" calcext:value-type="float">
            <text:p>496.87</text:p>
          </table:table-cell>
          <table:table-cell table:style-name="ce12" office:value-type="float" office:value="687.6358" calcext:value-type="float">
            <text:p>687.64</text:p>
          </table:table-cell>
          <table:table-cell table:style-name="ce12" office:value-type="float" office:value="667.528" calcext:value-type="float">
            <text:p>667.53</text:p>
          </table:table-cell>
          <table:table-cell table:style-name="ce12" table:formula="of:=MAX(([.C29]-[.B29])/[.C29]*100;0)" office:value-type="float" office:value="27.7427679099896" calcext:value-type="float">
            <text:p>27.74</text:p>
          </table:table-cell>
          <table:table-cell table:style-name="ce12" table:formula="of:=MAX(0;([.D29]-[.B29])/[.D29]*100)" office:value-type="float" office:value="25.5661791055956" calcext:value-type="float">
            <text:p>25.5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6</text:p>
          </table:table-cell>
          <table:table-cell table:style-name="ce12" office:value-type="float" office:value="366.1347805" calcext:value-type="float">
            <text:p>366.13</text:p>
          </table:table-cell>
          <table:table-cell table:style-name="ce12" office:value-type="float" office:value="900.7354" calcext:value-type="float">
            <text:p>900.74</text:p>
          </table:table-cell>
          <table:table-cell table:style-name="ce12" office:value-type="float" office:value="822.853" calcext:value-type="float">
            <text:p>822.85</text:p>
          </table:table-cell>
          <table:table-cell table:style-name="ce12" table:formula="of:=MAX(([.C30]-[.B30])/[.C30]*100;0)" office:value-type="float" office:value="59.3515720043866" calcext:value-type="float">
            <text:p>59.35</text:p>
          </table:table-cell>
          <table:table-cell table:style-name="ce12" table:formula="of:=MAX(0;([.D30]-[.B30])/[.D30]*100)" office:value-type="float" office:value="55.5042297348372" calcext:value-type="float">
            <text:p>55.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7</text:p>
          </table:table-cell>
          <table:table-cell table:style-name="ce12" office:value-type="float" office:value="365.24553913" calcext:value-type="float">
            <text:p>365.25</text:p>
          </table:table-cell>
          <table:table-cell table:style-name="ce12" office:value-type="float" office:value="540.3084" calcext:value-type="float">
            <text:p>540.31</text:p>
          </table:table-cell>
          <table:table-cell table:style-name="ce12" office:value-type="float" office:value="521.889" calcext:value-type="float">
            <text:p>521.89</text:p>
          </table:table-cell>
          <table:table-cell table:style-name="ce12" table:formula="of:=MAX(([.C31]-[.B31])/[.C31]*100;0)" office:value-type="float" office:value="32.4005439985756" calcext:value-type="float">
            <text:p>32.40</text:p>
          </table:table-cell>
          <table:table-cell table:style-name="ce12" table:formula="of:=MAX(0;([.D31]-[.B31])/[.D31]*100)" office:value-type="float" office:value="30.0147082751313" calcext:value-type="float">
            <text:p>30.0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8</text:p>
          </table:table-cell>
          <table:table-cell table:style-name="ce12" office:value-type="float" office:value="471" calcext:value-type="float">
            <text:p>471.00</text:p>
          </table:table-cell>
          <table:table-cell table:style-name="ce12" office:value-type="float" office:value="489.45105" calcext:value-type="float">
            <text:p>489.45</text:p>
          </table:table-cell>
          <table:table-cell table:style-name="ce12" office:value-type="float" office:value="476.658" calcext:value-type="float">
            <text:p>476.66</text:p>
          </table:table-cell>
          <table:table-cell table:style-name="ce12" table:formula="of:=MAX(([.C32]-[.B32])/[.C32]*100;0)" office:value-type="float" office:value="3.76974367508253" calcext:value-type="float">
            <text:p>3.77</text:p>
          </table:table-cell>
          <table:table-cell table:style-name="ce12" table:formula="of:=MAX(0;([.D32]-[.B32])/[.D32]*100)" office:value-type="float" office:value="1.18701458907645" calcext:value-type="float">
            <text:p>1.1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9</text:p>
          </table:table-cell>
          <table:table-cell table:style-name="ce12" office:value-type="float" office:value="533.9" calcext:value-type="float">
            <text:p>533.90</text:p>
          </table:table-cell>
          <table:table-cell table:style-name="ce12" office:value-type="float" office:value="572.35775" calcext:value-type="float">
            <text:p>572.36</text:p>
          </table:table-cell>
          <table:table-cell table:style-name="ce12" office:value-type="float" office:value="535.872" calcext:value-type="float">
            <text:p>535.87</text:p>
          </table:table-cell>
          <table:table-cell table:style-name="ce12" table:formula="of:=MAX(([.C33]-[.B33])/[.C33]*100;0)" office:value-type="float" office:value="6.71918044265148" calcext:value-type="float">
            <text:p>6.72</text:p>
          </table:table-cell>
          <table:table-cell table:style-name="ce12" table:formula="of:=MAX(0;([.D33]-[.B33])/[.D33]*100)" office:value-type="float" office:value="0.367998327958912" calcext:value-type="float">
            <text:p>0.3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C10</text:p>
          </table:table-cell>
          <table:table-cell table:style-name="ce12" office:value-type="float" office:value="449.82964287" calcext:value-type="float">
            <text:p>449.83</text:p>
          </table:table-cell>
          <table:table-cell table:style-name="ce12" office:value-type="float" office:value="617.34955" calcext:value-type="float">
            <text:p>617.35</text:p>
          </table:table-cell>
          <table:table-cell table:style-name="ce12" office:value-type="float" office:value="590.26" calcext:value-type="float">
            <text:p>590.26</text:p>
          </table:table-cell>
          <table:table-cell table:style-name="ce12" table:formula="of:=MAX(([.C34]-[.B34])/[.C34]*100;0)" office:value-type="float" office:value="27.1353412552095" calcext:value-type="float">
            <text:p>27.14</text:p>
          </table:table-cell>
          <table:table-cell table:style-name="ce12" table:formula="of:=MAX(0;([.D34]-[.B34])/[.D34]*100)" office:value-type="float" office:value="23.7912711567784" calcext:value-type="float">
            <text:p>23.7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C</text:p>
          </table:table-cell>
          <table:table-cell table:style-name="ce28" office:value-type="float" office:value="532.9" calcext:value-type="float">
            <text:p>532.90</text:p>
          </table:table-cell>
          <table:table-cell table:style-name="ce28" office:value-type="float" office:value="659.182575" calcext:value-type="float">
            <text:p>659.18</text:p>
          </table:table-cell>
          <table:table-cell table:style-name="ce28" office:value-type="float" office:value="622.123" calcext:value-type="float">
            <text:p>622.12</text:p>
          </table:table-cell>
          <table:table-cell table:style-name="ce28" table:formula="of:=MAX(([.C35]-[.B35])/[.C35]*100;0)" office:value-type="float" office:value="19.1574504225935" calcext:value-type="float">
            <text:p>19.16</text:p>
          </table:table-cell>
          <table:table-cell table:style-name="ce28" table:formula="of:=MAX(0;([.D35]-[.B35])/[.D35]*100)" office:value-type="float" office:value="14.3416977028658" calcext:value-type="float">
            <text:p>14.34</text:p>
          </table:table-cell>
          <table:table-cell table:style-name="ce13" table:number-columns-repeated="2"/>
          <table:table-cell table:style-name="ce32" table:number-columns-repeated="1006"/>
          <table:table-cell table:number-columns-repeated="10"/>
        </table:table-row>
        <table:table-row table:style-name="ro1">
          <table:table-cell table:style-name="ce25" office:value-type="string" calcext:value-type="string">
            <text:p>D1</text:p>
          </table:table-cell>
          <table:table-cell table:style-name="ce12" office:value-type="float" office:value="514.36360934" calcext:value-type="float">
            <text:p>514.36</text:p>
          </table:table-cell>
          <table:table-cell table:style-name="ce12" office:value-type="float" office:value="1202.979" calcext:value-type="float">
            <text:p>1202.98</text:p>
          </table:table-cell>
          <table:table-cell table:style-name="ce12" office:value-type="float" office:value="1149.7" calcext:value-type="float">
            <text:p>1149.70</text:p>
          </table:table-cell>
          <table:table-cell table:style-name="ce12" table:formula="of:=MAX(([.C36]-[.B36])/[.C36]*100;0)" office:value-type="float" office:value="57.2425113538973" calcext:value-type="float">
            <text:p>57.24</text:p>
          </table:table-cell>
          <table:table-cell table:style-name="ce12" table:formula="of:=MAX(0;([.D36]-[.B36])/[.D36]*100)" office:value-type="float" office:value="55.2610585944159" calcext:value-type="float">
            <text:p>55.2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2</text:p>
          </table:table-cell>
          <table:table-cell table:style-name="ce12" office:value-type="float" office:value="685.9" calcext:value-type="float">
            <text:p>685.90</text:p>
          </table:table-cell>
          <table:table-cell table:style-name="ce12" office:value-type="float" office:value="761.2499" calcext:value-type="float">
            <text:p>761.25</text:p>
          </table:table-cell>
          <table:table-cell table:style-name="ce12" office:value-type="float" office:value="690.21" calcext:value-type="float">
            <text:p>690.21</text:p>
          </table:table-cell>
          <table:table-cell table:style-name="ce12" table:formula="of:=MAX(([.C37]-[.B37])/[.C37]*100;0)" office:value-type="float" office:value="9.89818192422752" calcext:value-type="float">
            <text:p>9.90</text:p>
          </table:table-cell>
          <table:table-cell table:style-name="ce12" table:formula="of:=MAX(0;([.D37]-[.B37])/[.D37]*100)" office:value-type="float" office:value="0.624447631880161" calcext:value-type="float">
            <text:p>0.6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3</text:p>
          </table:table-cell>
          <table:table-cell table:style-name="ce12" office:value-type="float" office:value="635.7" calcext:value-type="float">
            <text:p>635.70</text:p>
          </table:table-cell>
          <table:table-cell table:style-name="ce12" office:value-type="float" office:value="680.90215" calcext:value-type="float">
            <text:p>680.90</text:p>
          </table:table-cell>
          <table:table-cell table:style-name="ce12" office:value-type="float" office:value="643.228" calcext:value-type="float">
            <text:p>643.23</text:p>
          </table:table-cell>
          <table:table-cell table:style-name="ce12" table:formula="of:=MAX(([.C38]-[.B38])/[.C38]*100;0)" office:value-type="float" office:value="6.63856767084668" calcext:value-type="float">
            <text:p>6.64</text:p>
          </table:table-cell>
          <table:table-cell table:style-name="ce12" table:formula="of:=MAX(0;([.D38]-[.B38])/[.D38]*100)" office:value-type="float" office:value="1.17034706200599" calcext:value-type="float">
            <text:p>1.1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4</text:p>
          </table:table-cell>
          <table:table-cell table:style-name="ce12" office:value-type="float" office:value="408.45811659" calcext:value-type="float">
            <text:p>408.46</text:p>
          </table:table-cell>
          <table:table-cell table:style-name="ce12" office:value-type="float" office:value="828.356" calcext:value-type="float">
            <text:p>828.36</text:p>
          </table:table-cell>
          <table:table-cell table:style-name="ce12" office:value-type="float" office:value="798.993" calcext:value-type="float">
            <text:p>798.99</text:p>
          </table:table-cell>
          <table:table-cell table:style-name="ce12" table:formula="of:=MAX(([.C39]-[.B39])/[.C39]*100;0)" office:value-type="float" office:value="50.6905102890545" calcext:value-type="float">
            <text:p>50.69</text:p>
          </table:table-cell>
          <table:table-cell table:style-name="ce12" table:formula="of:=MAX(0;([.D39]-[.B39])/[.D39]*100)" office:value-type="float" office:value="48.8783860947468" calcext:value-type="float">
            <text:p>48.8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5</text:p>
          </table:table-cell>
          <table:table-cell table:style-name="ce12" office:value-type="float" office:value="689.4" calcext:value-type="float">
            <text:p>689.40</text:p>
          </table:table-cell>
          <table:table-cell table:style-name="ce12" office:value-type="float" office:value="741.1504" calcext:value-type="float">
            <text:p>741.15</text:p>
          </table:table-cell>
          <table:table-cell table:style-name="ce12" office:value-type="float" office:value="688.528" calcext:value-type="float">
            <text:p>688.53</text:p>
          </table:table-cell>
          <table:table-cell table:style-name="ce12" table:formula="of:=MAX(([.C40]-[.B40])/[.C40]*100;0)" office:value-type="float" office:value="6.98244243003849" calcext:value-type="float">
            <text:p>6.98</text:p>
          </table:table-cell>
          <table:table-cell table:style-name="ce12" table:formula="of:=MAX(0;([.D40]-[.B40])/[.D40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6</text:p>
          </table:table-cell>
          <table:table-cell table:style-name="ce12" office:value-type="float" office:value="727.6" calcext:value-type="float">
            <text:p>727.60</text:p>
          </table:table-cell>
          <table:table-cell table:style-name="ce12" office:value-type="float" office:value="764.50875" calcext:value-type="float">
            <text:p>764.51</text:p>
          </table:table-cell>
          <table:table-cell table:style-name="ce12" office:value-type="float" office:value="712.148" calcext:value-type="float">
            <text:p>712.15</text:p>
          </table:table-cell>
          <table:table-cell table:style-name="ce12" table:formula="of:=MAX(([.C41]-[.B41])/[.C41]*100;0)" office:value-type="float" office:value="4.82777339042881" calcext:value-type="float">
            <text:p>4.83</text:p>
          </table:table-cell>
          <table:table-cell table:style-name="ce12" table:formula="of:=MAX(0;([.D41]-[.B41])/[.D41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7</text:p>
          </table:table-cell>
          <table:table-cell table:style-name="ce12" office:value-type="float" office:value="590.6" calcext:value-type="float">
            <text:p>590.60</text:p>
          </table:table-cell>
          <table:table-cell table:style-name="ce12" office:value-type="float" office:value="619.66065" calcext:value-type="float">
            <text:p>619.66</text:p>
          </table:table-cell>
          <table:table-cell table:style-name="ce12" office:value-type="float" office:value="595.221" calcext:value-type="float">
            <text:p>595.22</text:p>
          </table:table-cell>
          <table:table-cell table:style-name="ce12" table:formula="of:=MAX(([.C42]-[.B42])/[.C42]*100;0)" office:value-type="float" office:value="4.6897685047453" calcext:value-type="float">
            <text:p>4.69</text:p>
          </table:table-cell>
          <table:table-cell table:style-name="ce12" table:formula="of:=MAX(0;([.D42]-[.B42])/[.D42]*100)" office:value-type="float" office:value="0.77635029678052" calcext:value-type="float">
            <text:p>0.7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8</text:p>
          </table:table-cell>
          <table:table-cell table:style-name="ce12" office:value-type="float" office:value="657.8" calcext:value-type="float">
            <text:p>657.80</text:p>
          </table:table-cell>
          <table:table-cell table:style-name="ce12" office:value-type="float" office:value="712.81265" calcext:value-type="float">
            <text:p>712.81</text:p>
          </table:table-cell>
          <table:table-cell table:style-name="ce12" office:value-type="float" office:value="666.087" calcext:value-type="float">
            <text:p>666.09</text:p>
          </table:table-cell>
          <table:table-cell table:style-name="ce12" table:formula="of:=MAX(([.C43]-[.B43])/[.C43]*100;0)" office:value-type="float" office:value="7.71768710894791" calcext:value-type="float">
            <text:p>7.72</text:p>
          </table:table-cell>
          <table:table-cell table:style-name="ce12" table:formula="of:=MAX(0;([.D43]-[.B43])/[.D43]*100)" office:value-type="float" office:value="1.24413177257626" calcext:value-type="float">
            <text:p>1.2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9</text:p>
          </table:table-cell>
          <table:table-cell table:style-name="ce12" office:value-type="float" office:value="704.5" calcext:value-type="float">
            <text:p>704.50</text:p>
          </table:table-cell>
          <table:table-cell table:style-name="ce12" office:value-type="float" office:value="726.7829" calcext:value-type="float">
            <text:p>726.78</text:p>
          </table:table-cell>
          <table:table-cell table:style-name="ce12" office:value-type="float" office:value="671.231" calcext:value-type="float">
            <text:p>671.23</text:p>
          </table:table-cell>
          <table:table-cell table:style-name="ce12" table:formula="of:=MAX(([.C44]-[.B44])/[.C44]*100;0)" office:value-type="float" office:value="3.06596371488653" calcext:value-type="float">
            <text:p>3.07</text:p>
          </table:table-cell>
          <table:table-cell table:style-name="ce12" table:formula="of:=MAX(0;([.D44]-[.B44])/[.D44]*100)"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D10</text:p>
          </table:table-cell>
          <table:table-cell table:style-name="ce12" office:value-type="float" office:value="479.33939127" calcext:value-type="float">
            <text:p>479.34</text:p>
          </table:table-cell>
          <table:table-cell table:style-name="ce12" office:value-type="float" office:value="1329.015" calcext:value-type="float">
            <text:p>1329.02</text:p>
          </table:table-cell>
          <table:table-cell table:style-name="ce12" office:value-type="float" office:value="1239.79" calcext:value-type="float">
            <text:p>1239.79</text:p>
          </table:table-cell>
          <table:table-cell table:style-name="ce12" table:formula="of:=MAX(([.C45]-[.B45])/[.C45]*100;0)" office:value-type="float" office:value="63.9327327930836" calcext:value-type="float">
            <text:p>63.93</text:p>
          </table:table-cell>
          <table:table-cell table:style-name="ce12" table:formula="of:=MAX(0;([.D45]-[.B45])/[.D45]*100)" office:value-type="float" office:value="61.3370497205172" calcext:value-type="float">
            <text:p>61.3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D</text:p>
          </table:table-cell>
          <table:table-cell table:style-name="ce28" office:value-type="float" office:value="670.214285714286" calcext:value-type="float">
            <text:p>670.21</text:p>
          </table:table-cell>
          <table:table-cell table:style-name="ce28" office:value-type="float" office:value="836.74174" calcext:value-type="float">
            <text:p>836.74</text:p>
          </table:table-cell>
          <table:table-cell table:style-name="ce28" office:value-type="float" office:value="785.5136" calcext:value-type="float">
            <text:p>785.51</text:p>
          </table:table-cell>
          <table:table-cell table:style-name="ce28" table:formula="of:=MAX(([.C46]-[.B46])/[.C46]*100;0)" office:value-type="float" office:value="19.901894016392" calcext:value-type="float">
            <text:p>19.90</text:p>
          </table:table-cell>
          <table:table-cell table:style-name="ce28" table:formula="of:=MAX(0;([.D46]-[.B46])/[.D46]*100)" office:value-type="float" office:value="14.6782072628296" calcext:value-type="float">
            <text:p>14.68</text:p>
          </table:table-cell>
          <table:table-cell table:style-name="ce13" table:number-columns-repeated="2"/>
          <table:table-cell table:style-name="ce32" table:number-columns-repeated="1006"/>
          <table:table-cell table:number-columns-repeated="10"/>
        </table:table-row>
        <table:table-row table:style-name="ro1">
          <table:table-cell table:style-name="ce25" office:value-type="string" calcext:value-type="string">
            <text:p>E1</text:p>
          </table:table-cell>
          <table:table-cell table:style-name="ce12" office:value-type="float" office:value="421.79582386" calcext:value-type="float">
            <text:p>421.80</text:p>
          </table:table-cell>
          <table:table-cell table:style-name="ce12" office:value-type="float" office:value="1466.102" calcext:value-type="float">
            <text:p>1466.10</text:p>
          </table:table-cell>
          <table:table-cell table:style-name="ce12" office:value-type="float" office:value="1337.87" calcext:value-type="float">
            <text:p>1337.87</text:p>
          </table:table-cell>
          <table:table-cell table:style-name="ce12" table:formula="of:=MAX(([.C47]-[.B47])/[.C47]*100;0)" office:value-type="float" office:value="71.2301174229351" calcext:value-type="float">
            <text:p>71.23</text:p>
          </table:table-cell>
          <table:table-cell table:style-name="ce12" table:formula="of:=MAX(0;([.D47]-[.B47])/[.D47]*100)" office:value-type="float" office:value="68.4725852392235" calcext:value-type="float">
            <text:p>68.4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2</text:p>
          </table:table-cell>
          <table:table-cell table:style-name="ce12" office:value-type="float" office:value="842.3" calcext:value-type="float">
            <text:p>842.30</text:p>
          </table:table-cell>
          <table:table-cell table:style-name="ce12" office:value-type="float" office:value="924.90585" calcext:value-type="float">
            <text:p>924.91</text:p>
          </table:table-cell>
          <table:table-cell table:style-name="ce12" office:value-type="float" office:value="858.381" calcext:value-type="float">
            <text:p>858.38</text:p>
          </table:table-cell>
          <table:table-cell table:style-name="ce12" table:formula="of:=MAX(([.C48]-[.B48])/[.C48]*100;0)" office:value-type="float" office:value="8.93127122074101" calcext:value-type="float">
            <text:p>8.93</text:p>
          </table:table-cell>
          <table:table-cell table:style-name="ce12" table:formula="of:=MAX(0;([.D48]-[.B48])/[.D48]*100)" office:value-type="float" office:value="1.87341052516307" calcext:value-type="float">
            <text:p>1.8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3</text:p>
          </table:table-cell>
          <table:table-cell table:style-name="ce12" office:value-type="float" office:value="785.8" calcext:value-type="float">
            <text:p>785.80</text:p>
          </table:table-cell>
          <table:table-cell table:style-name="ce12" office:value-type="float" office:value="883.85275" calcext:value-type="float">
            <text:p>883.85</text:p>
          </table:table-cell>
          <table:table-cell table:style-name="ce12" office:value-type="float" office:value="795.715" calcext:value-type="float">
            <text:p>795.72</text:p>
          </table:table-cell>
          <table:table-cell table:style-name="ce12" table:formula="of:=MAX(([.C49]-[.B49])/[.C49]*100;0)" office:value-type="float" office:value="11.0937879641151" calcext:value-type="float">
            <text:p>11.09</text:p>
          </table:table-cell>
          <table:table-cell table:style-name="ce12" table:formula="of:=MAX(0;([.D49]-[.B49])/[.D49]*100)" office:value-type="float" office:value="1.24604915076379" calcext:value-type="float">
            <text:p>1.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4</text:p>
          </table:table-cell>
          <table:table-cell table:style-name="ce12" office:value-type="float" office:value="709" calcext:value-type="float">
            <text:p>709.00</text:p>
          </table:table-cell>
          <table:table-cell table:style-name="ce12" office:value-type="float" office:value="791.9844" calcext:value-type="float">
            <text:p>791.98</text:p>
          </table:table-cell>
          <table:table-cell table:style-name="ce12" office:value-type="float" office:value="732.278" calcext:value-type="float">
            <text:p>732.28</text:p>
          </table:table-cell>
          <table:table-cell table:style-name="ce12" table:formula="of:=MAX(([.C50]-[.B50])/[.C50]*100;0)" office:value-type="float" office:value="10.4780346683596" calcext:value-type="float">
            <text:p>10.48</text:p>
          </table:table-cell>
          <table:table-cell table:style-name="ce12" table:formula="of:=MAX(0;([.D50]-[.B50])/[.D50]*100)" office:value-type="float" office:value="3.17884737763527" calcext:value-type="float">
            <text:p>3.1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5</text:p>
          </table:table-cell>
          <table:table-cell table:style-name="ce12" office:value-type="float" office:value="772.9" calcext:value-type="float">
            <text:p>772.90</text:p>
          </table:table-cell>
          <table:table-cell table:style-name="ce12" office:value-type="float" office:value="857.17665" calcext:value-type="float">
            <text:p>857.18</text:p>
          </table:table-cell>
          <table:table-cell table:style-name="ce12" office:value-type="float" office:value="791.179" calcext:value-type="float">
            <text:p>791.18</text:p>
          </table:table-cell>
          <table:table-cell table:style-name="ce12" table:formula="of:=MAX(([.C51]-[.B51])/[.C51]*100;0)" office:value-type="float" office:value="9.83188821114061" calcext:value-type="float">
            <text:p>9.83</text:p>
          </table:table-cell>
          <table:table-cell table:style-name="ce12" table:formula="of:=MAX(0;([.D51]-[.B51])/[.D51]*100)" office:value-type="float" office:value="2.31034949107598" calcext:value-type="float">
            <text:p>2.3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6</text:p>
          </table:table-cell>
          <table:table-cell table:style-name="ce12" office:value-type="float" office:value="785.4" calcext:value-type="float">
            <text:p>785.40</text:p>
          </table:table-cell>
          <table:table-cell table:style-name="ce12" office:value-type="float" office:value="881.96" calcext:value-type="float">
            <text:p>881.96</text:p>
          </table:table-cell>
          <table:table-cell table:style-name="ce12" office:value-type="float" office:value="831.758" calcext:value-type="float">
            <text:p>831.76</text:p>
          </table:table-cell>
          <table:table-cell table:style-name="ce12" table:formula="of:=MAX(([.C52]-[.B52])/[.C52]*100;0)" office:value-type="float" office:value="10.9483423284503" calcext:value-type="float">
            <text:p>10.95</text:p>
          </table:table-cell>
          <table:table-cell table:style-name="ce12" table:formula="of:=MAX(0;([.D52]-[.B52])/[.D52]*100)" office:value-type="float" office:value="5.57349613709758" calcext:value-type="float">
            <text:p>5.5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7</text:p>
          </table:table-cell>
          <table:table-cell table:style-name="ce12" office:value-type="float" office:value="707.3" calcext:value-type="float">
            <text:p>707.30</text:p>
          </table:table-cell>
          <table:table-cell table:style-name="ce12" office:value-type="float" office:value="813.41715" calcext:value-type="float">
            <text:p>813.42</text:p>
          </table:table-cell>
          <table:table-cell table:style-name="ce12" office:value-type="float" office:value="744.147" calcext:value-type="float">
            <text:p>744.15</text:p>
          </table:table-cell>
          <table:table-cell table:style-name="ce12" table:formula="of:=MAX(([.C53]-[.B53])/[.C53]*100;0)" office:value-type="float" office:value="13.0458461565508" calcext:value-type="float">
            <text:p>13.05</text:p>
          </table:table-cell>
          <table:table-cell table:style-name="ce12" table:formula="of:=MAX(0;([.D53]-[.B53])/[.D53]*100)" office:value-type="float" office:value="4.95157542797325" calcext:value-type="float">
            <text:p>4.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8</text:p>
          </table:table-cell>
          <table:table-cell table:style-name="ce12" office:value-type="float" office:value="743.6" calcext:value-type="float">
            <text:p>743.60</text:p>
          </table:table-cell>
          <table:table-cell table:style-name="ce12" office:value-type="float" office:value="808.43515" calcext:value-type="float">
            <text:p>808.44</text:p>
          </table:table-cell>
          <table:table-cell table:style-name="ce12" office:value-type="float" office:value="745.181" calcext:value-type="float">
            <text:p>745.18</text:p>
          </table:table-cell>
          <table:table-cell table:style-name="ce12" table:formula="of:=MAX(([.C54]-[.B54])/[.C54]*100;0)" office:value-type="float" office:value="8.01983313070937" calcext:value-type="float">
            <text:p>8.02</text:p>
          </table:table-cell>
          <table:table-cell table:style-name="ce12" table:formula="of:=MAX(0;([.D54]-[.B54])/[.D54]*100)" office:value-type="float" office:value="0.212163219405757" calcext:value-type="float">
            <text:p>0.2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9</text:p>
          </table:table-cell>
          <table:table-cell table:style-name="ce12" office:value-type="float" office:value="910.7" calcext:value-type="float">
            <text:p>910.70</text:p>
          </table:table-cell>
          <table:table-cell table:style-name="ce12" office:value-type="float" office:value="1011.1291" calcext:value-type="float">
            <text:p>1011.13</text:p>
          </table:table-cell>
          <table:table-cell table:style-name="ce12" office:value-type="float" office:value="926.383" calcext:value-type="float">
            <text:p>926.38</text:p>
          </table:table-cell>
          <table:table-cell table:style-name="ce12" table:formula="of:=MAX(([.C55]-[.B55])/[.C55]*100;0)" office:value-type="float" office:value="9.93237164275066" calcext:value-type="float">
            <text:p>9.93</text:p>
          </table:table-cell>
          <table:table-cell table:style-name="ce12" table:formula="of:=MAX(0;([.D55]-[.B55])/[.D55]*100)" office:value-type="float" office:value="1.69292830287257" calcext:value-type="float">
            <text:p>1.6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E10</text:p>
          </table:table-cell>
          <table:table-cell table:style-name="ce12" office:value-type="float" office:value="819.3" calcext:value-type="float">
            <text:p>819.30</text:p>
          </table:table-cell>
          <table:table-cell table:style-name="ce12" office:value-type="float" office:value="931.43645" calcext:value-type="float">
            <text:p>931.44</text:p>
          </table:table-cell>
          <table:table-cell table:style-name="ce12" office:value-type="float" office:value="874.511" calcext:value-type="float">
            <text:p>874.51</text:p>
          </table:table-cell>
          <table:table-cell table:style-name="ce12" table:formula="of:=MAX(([.C56]-[.B56])/[.C56]*100;0)" office:value-type="float" office:value="12.0390875834846" calcext:value-type="float">
            <text:p>12.04</text:p>
          </table:table-cell>
          <table:table-cell table:style-name="ce12" table:formula="of:=MAX(0;([.D56]-[.B56])/[.D56]*100)" office:value-type="float" office:value="6.31335683599177" calcext:value-type="float">
            <text:p>6.3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E</text:p>
          </table:table-cell>
          <table:table-cell table:style-name="ce28" office:value-type="float" office:value="786.255555555556" calcext:value-type="float">
            <text:p>786.26</text:p>
          </table:table-cell>
          <table:table-cell table:style-name="ce28" office:value-type="float" office:value="937.03995" calcext:value-type="float">
            <text:p>937.04</text:p>
          </table:table-cell>
          <table:table-cell table:style-name="ce28" office:value-type="float" office:value="863.7403" calcext:value-type="float">
            <text:p>863.74</text:p>
          </table:table-cell>
          <table:table-cell table:style-name="ce28" table:formula="of:=MAX(([.C57]-[.B57])/[.C57]*100;0)" office:value-type="float" office:value="16.0915651936125" calcext:value-type="float">
            <text:p>16.09</text:p>
          </table:table-cell>
          <table:table-cell table:style-name="ce28" table:formula="of:=MAX(0;([.D57]-[.B57])/[.D57]*100)" office:value-type="float" office:value="8.97083816101257" calcext:value-type="float">
            <text:p>8.97</text:p>
          </table:table-cell>
          <table:table-cell table:style-name="ce13" table:number-columns-repeated="2"/>
          <table:table-cell table:style-name="ce32" table:number-columns-repeated="1006"/>
          <table:table-cell table:number-columns-repeated="10"/>
        </table:table-row>
        <table:table-row table:style-name="ro1">
          <table:table-cell table:style-name="ce25" office:value-type="string" calcext:value-type="string">
            <text:p>F1</text:p>
          </table:table-cell>
          <table:table-cell table:style-name="ce12" office:value-type="float" office:value="546.73750853" calcext:value-type="float">
            <text:p>546.74</text:p>
          </table:table-cell>
          <table:table-cell table:style-name="ce12" office:value-type="float" office:value="2681.112" calcext:value-type="float">
            <text:p>2681.11</text:p>
          </table:table-cell>
          <table:table-cell table:style-name="ce12" office:value-type="float" office:value="2557.06" calcext:value-type="float">
            <text:p>2557.06</text:p>
          </table:table-cell>
          <table:table-cell table:style-name="ce12" table:formula="of:=MAX(([.C58]-[.B58])/[.C58]*100;0)" office:value-type="float" office:value="79.6078079345436" calcext:value-type="float">
            <text:p>79.61</text:p>
          </table:table-cell>
          <table:table-cell table:style-name="ce12" table:formula="of:=MAX(0;([.D58]-[.B58])/[.D58]*100)" office:value-type="float" office:value="78.6185107690082" calcext:value-type="float">
            <text:p>78.6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2</text:p>
          </table:table-cell>
          <table:table-cell table:style-name="ce12" office:value-type="float" office:value="534.99328261" calcext:value-type="float">
            <text:p>534.99</text:p>
          </table:table-cell>
          <table:table-cell table:style-name="ce12" office:value-type="float" office:value="2628.7515" calcext:value-type="float">
            <text:p>2628.75</text:p>
          </table:table-cell>
          <table:table-cell table:style-name="ce12" office:value-type="float" office:value="2544.32" calcext:value-type="float">
            <text:p>2544.32</text:p>
          </table:table-cell>
          <table:table-cell table:style-name="ce12" table:formula="of:=MAX(([.C59]-[.B59])/[.C59]*100;0)" office:value-type="float" office:value="79.6483888792836" calcext:value-type="float">
            <text:p>79.65</text:p>
          </table:table-cell>
          <table:table-cell table:style-name="ce12" table:formula="of:=MAX(0;([.D59]-[.B59])/[.D59]*100)" office:value-type="float" office:value="78.9730347358037" calcext:value-type="float">
            <text:p>78.9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3</text:p>
          </table:table-cell>
          <table:table-cell table:style-name="ce12" office:value-type="float" office:value="541.61399177" calcext:value-type="float">
            <text:p>541.61</text:p>
          </table:table-cell>
          <table:table-cell table:style-name="ce12" office:value-type="float" office:value="2473.7705" calcext:value-type="float">
            <text:p>2473.77</text:p>
          </table:table-cell>
          <table:table-cell table:style-name="ce12" office:value-type="float" office:value="2433.87" calcext:value-type="float">
            <text:p>2433.87</text:p>
          </table:table-cell>
          <table:table-cell table:style-name="ce12" table:formula="of:=MAX(([.C60]-[.B60])/[.C60]*100;0)" office:value-type="float" office:value="78.1057300275026" calcext:value-type="float">
            <text:p>78.11</text:p>
          </table:table-cell>
          <table:table-cell table:style-name="ce12" table:formula="of:=MAX(0;([.D60]-[.B60])/[.D60]*100)" office:value-type="float" office:value="77.7467986470107" calcext:value-type="float">
            <text:p>77.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4</text:p>
          </table:table-cell>
          <table:table-cell table:style-name="ce12" office:value-type="float" office:value="523.95971824" calcext:value-type="float">
            <text:p>523.96</text:p>
          </table:table-cell>
          <table:table-cell table:style-name="ce12" office:value-type="float" office:value="2125.393" calcext:value-type="float">
            <text:p>2125.39</text:p>
          </table:table-cell>
          <table:table-cell table:style-name="ce12" office:value-type="float" office:value="2116.8" calcext:value-type="float">
            <text:p>2116.80</text:p>
          </table:table-cell>
          <table:table-cell table:style-name="ce12" table:formula="of:=MAX(([.C61]-[.B61])/[.C61]*100;0)" office:value-type="float" office:value="75.3476313208898" calcext:value-type="float">
            <text:p>75.35</text:p>
          </table:table-cell>
          <table:table-cell table:style-name="ce12" table:formula="of:=MAX(0;([.D61]-[.B61])/[.D61]*100)" office:value-type="float" office:value="75.2475567724868" calcext:value-type="float">
            <text:p>75.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5</text:p>
          </table:table-cell>
          <table:table-cell table:style-name="ce12" office:value-type="float" office:value="529.04209441" calcext:value-type="float">
            <text:p>529.04</text:p>
          </table:table-cell>
          <table:table-cell table:style-name="ce12" office:value-type="float" office:value="2697.287" calcext:value-type="float">
            <text:p>2697.29</text:p>
          </table:table-cell>
          <table:table-cell table:style-name="ce12" office:value-type="float" office:value="2669.68" calcext:value-type="float">
            <text:p>2669.68</text:p>
          </table:table-cell>
          <table:table-cell table:style-name="ce12" table:formula="of:=MAX(([.C62]-[.B62])/[.C62]*100;0)" office:value-type="float" office:value="80.3861400581399" calcext:value-type="float">
            <text:p>80.39</text:p>
          </table:table-cell>
          <table:table-cell table:style-name="ce12" table:formula="of:=MAX(0;([.D62]-[.B62])/[.D62]*100)" office:value-type="float" office:value="80.1833143144497" calcext:value-type="float">
            <text:p>80.1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6</text:p>
          </table:table-cell>
          <table:table-cell table:style-name="ce12" office:value-type="float" office:value="498.6090091" calcext:value-type="float">
            <text:p>498.61</text:p>
          </table:table-cell>
          <table:table-cell table:style-name="ce12" office:value-type="float" office:value="2504.507" calcext:value-type="float">
            <text:p>2504.51</text:p>
          </table:table-cell>
          <table:table-cell table:style-name="ce12" office:value-type="float" office:value="2455.95" calcext:value-type="float">
            <text:p>2455.95</text:p>
          </table:table-cell>
          <table:table-cell table:style-name="ce12" table:formula="of:=MAX(([.C63]-[.B63])/[.C63]*100;0)" office:value-type="float" office:value="80.09153062459" calcext:value-type="float">
            <text:p>80.09</text:p>
          </table:table-cell>
          <table:table-cell table:style-name="ce12" table:formula="of:=MAX(0;([.D63]-[.B63])/[.D63]*100)" office:value-type="float" office:value="79.697916932348" calcext:value-type="float">
            <text:p>79.7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7</text:p>
          </table:table-cell>
          <table:table-cell table:style-name="ce12" office:value-type="float" office:value="502.51943198" calcext:value-type="float">
            <text:p>502.52</text:p>
          </table:table-cell>
          <table:table-cell table:number-columns-repeated="2" table:style-name="ce12" office:value-type="float" office:value="2253.09" calcext:value-type="float">
            <text:p>2253.09</text:p>
          </table:table-cell>
          <table:table-cell table:style-name="ce12" table:formula="of:=MAX(([.C64]-[.B64])/[.C64]*100;0)" office:value-type="float" office:value="77.6964332547746" calcext:value-type="float">
            <text:p>77.70</text:p>
          </table:table-cell>
          <table:table-cell table:style-name="ce12" table:formula="of:=MAX(0;([.D64]-[.B64])/[.D64]*100)" office:value-type="float" office:value="77.6964332547746" calcext:value-type="float">
            <text:p>77.7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8</text:p>
          </table:table-cell>
          <table:table-cell table:style-name="ce12" office:value-type="float" office:value="532.92301366" calcext:value-type="float">
            <text:p>532.92</text:p>
          </table:table-cell>
          <table:table-cell table:style-name="ce12" office:value-type="float" office:value="2374.638" calcext:value-type="float">
            <text:p>2374.64</text:p>
          </table:table-cell>
          <table:table-cell table:style-name="ce12" office:value-type="float" office:value="2321.96" calcext:value-type="float">
            <text:p>2321.96</text:p>
          </table:table-cell>
          <table:table-cell table:style-name="ce12" table:formula="of:=MAX(([.C65]-[.B65])/[.C65]*100;0)" office:value-type="float" office:value="77.5577155903342" calcext:value-type="float">
            <text:p>77.56</text:p>
          </table:table-cell>
          <table:table-cell table:style-name="ce12" table:formula="of:=MAX(0;([.D65]-[.B65])/[.D65]*100)" office:value-type="float" office:value="77.0485704465193" calcext:value-type="float">
            <text:p>77.0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9</text:p>
          </table:table-cell>
          <table:table-cell table:style-name="ce12" office:value-type="float" office:value="535.8686984" calcext:value-type="float">
            <text:p>535.87</text:p>
          </table:table-cell>
          <table:table-cell table:style-name="ce12" office:value-type="float" office:value="2529.0865" calcext:value-type="float">
            <text:p>2529.09</text:p>
          </table:table-cell>
          <table:table-cell table:style-name="ce12" office:value-type="float" office:value="2510.01" calcext:value-type="float">
            <text:p>2510.01</text:p>
          </table:table-cell>
          <table:table-cell table:style-name="ce12" table:formula="of:=MAX(([.C66]-[.B66])/[.C66]*100;0)" office:value-type="float" office:value="78.8117686603444" calcext:value-type="float">
            <text:p>78.81</text:p>
          </table:table-cell>
          <table:table-cell table:style-name="ce12" table:formula="of:=MAX(0;([.D66]-[.B66])/[.D66]*100)" office:value-type="float" office:value="78.65073452297" calcext:value-type="float">
            <text:p>78.6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10</text:p>
          </table:table-cell>
          <table:table-cell table:style-name="ce12" office:value-type="float" office:value="540.22642189" calcext:value-type="float">
            <text:p>540.23</text:p>
          </table:table-cell>
          <table:table-cell table:style-name="ce12" office:value-type="float" office:value="2709.233" calcext:value-type="float">
            <text:p>2709.23</text:p>
          </table:table-cell>
          <table:table-cell table:style-name="ce12" office:value-type="float" office:value="2686.98" calcext:value-type="float">
            <text:p>2686.98</text:p>
          </table:table-cell>
          <table:table-cell table:style-name="ce12" table:formula="of:=MAX(([.C67]-[.B67])/[.C67]*100;0)" office:value-type="float" office:value="80.0598020956485" calcext:value-type="float">
            <text:p>80.06</text:p>
          </table:table-cell>
          <table:table-cell table:style-name="ce12" table:formula="of:=MAX(0;([.D67]-[.B67])/[.D67]*100)" office:value-type="float" office:value="79.8946615944294" calcext:value-type="float">
            <text:p>79.8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F</text:p>
          </table:table-cell>
          <table:table-cell table:style-name="ce28" office:value-type="float" office:value="528.649317059" calcext:value-type="float">
            <text:p>528.65</text:p>
          </table:table-cell>
          <table:table-cell table:style-name="ce28" office:value-type="float" office:value="2497.68685" calcext:value-type="float">
            <text:p>2497.69</text:p>
          </table:table-cell>
          <table:table-cell table:style-name="ce28" office:value-type="float" office:value="2454.972" calcext:value-type="float">
            <text:p>2454.97</text:p>
          </table:table-cell>
          <table:table-cell table:style-name="ce28" table:formula="of:=MAX(([.C68]-[.B68])/[.C68]*100;0)" office:value-type="float" office:value="78.8344436749947" calcext:value-type="float">
            <text:p>78.83</text:p>
          </table:table-cell>
          <table:table-cell table:style-name="ce28" table:formula="of:=MAX(0;([.D68]-[.B68])/[.D68]*100)" office:value-type="float" office:value="78.4661773307802" calcext:value-type="float">
            <text:p>78.47</text:p>
          </table:table-cell>
          <table:table-cell table:style-name="ce13" table:number-columns-repeated="2"/>
          <table:table-cell table:style-name="ce32" table:number-columns-repeated="1006"/>
          <table:table-cell table:number-columns-repeated="10"/>
        </table:table-row>
        <table:table-row table:style-name="ro1">
          <table:table-cell table:style-name="ce25" office:value-type="string" calcext:value-type="string">
            <text:p>G1</text:p>
          </table:table-cell>
          <table:table-cell table:style-name="ce12" office:value-type="float" office:value="584.56032874" calcext:value-type="float">
            <text:p>584.56</text:p>
          </table:table-cell>
          <table:table-cell table:number-columns-repeated="2" table:style-name="ce12" office:value-type="float" office:value="5089.92" calcext:value-type="float">
            <text:p>5089.92</text:p>
          </table:table-cell>
          <table:table-cell table:style-name="ce12" table:formula="of:=MAX(([.C69]-[.B69])/[.C69]*100;0)" office:value-type="float" office:value="88.5153336645763" calcext:value-type="float">
            <text:p>88.52</text:p>
          </table:table-cell>
          <table:table-cell table:style-name="ce12" table:formula="of:=MAX(0;([.D69]-[.B69])/[.D69]*100)" office:value-type="float" office:value="88.5153336645763" calcext:value-type="float">
            <text:p>88.5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2</text:p>
          </table:table-cell>
          <table:table-cell table:style-name="ce12" office:value-type="float" office:value="600.60769889" calcext:value-type="float">
            <text:p>600.61</text:p>
          </table:table-cell>
          <table:table-cell table:number-columns-repeated="2" table:style-name="ce29" office:value-type="float" office:value="10299.5" calcext:value-type="float">
            <text:p>10,299.50</text:p>
          </table:table-cell>
          <table:table-cell table:style-name="ce12" table:formula="of:=MAX(([.C70]-[.B70])/[.C70]*100;0)" office:value-type="float" office:value="94.1685742134084" calcext:value-type="float">
            <text:p>94.17</text:p>
          </table:table-cell>
          <table:table-cell table:style-name="ce12" table:formula="of:=MAX(0;([.D70]-[.B70])/[.D70]*100)" office:value-type="float" office:value="94.1685742134084" calcext:value-type="float">
            <text:p>94.1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3</text:p>
          </table:table-cell>
          <table:table-cell table:style-name="ce12" office:value-type="float" office:value="584.77799107" calcext:value-type="float">
            <text:p>584.78</text:p>
          </table:table-cell>
          <table:table-cell table:number-columns-repeated="2" table:style-name="ce12" office:value-type="float" office:value="3152.55" calcext:value-type="float">
            <text:p>3152.55</text:p>
          </table:table-cell>
          <table:table-cell table:style-name="ce12" table:formula="of:=MAX(([.C71]-[.B71])/[.C71]*100;0)" office:value-type="float" office:value="81.4506354833389" calcext:value-type="float">
            <text:p>81.45</text:p>
          </table:table-cell>
          <table:table-cell table:style-name="ce12" table:formula="of:=MAX(0;([.D71]-[.B71])/[.D71]*100)" office:value-type="float" office:value="81.4506354833389" calcext:value-type="float">
            <text:p>81.4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4</text:p>
          </table:table-cell>
          <table:table-cell table:style-name="ce12" office:value-type="float" office:value="591.8546161" calcext:value-type="float">
            <text:p>591.85</text:p>
          </table:table-cell>
          <table:table-cell table:number-columns-repeated="2" table:style-name="ce12" office:value-type="float" office:value="3277.34" calcext:value-type="float">
            <text:p>3277.34</text:p>
          </table:table-cell>
          <table:table-cell table:style-name="ce12" table:formula="of:=MAX(([.C72]-[.B72])/[.C72]*100;0)" office:value-type="float" office:value="81.9410065449419" calcext:value-type="float">
            <text:p>81.94</text:p>
          </table:table-cell>
          <table:table-cell table:style-name="ce12" table:formula="of:=MAX(0;([.D72]-[.B72])/[.D72]*100)" office:value-type="float" office:value="81.9410065449419" calcext:value-type="float">
            <text:p>81.9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5</text:p>
          </table:table-cell>
          <table:table-cell table:style-name="ce12" office:value-type="float" office:value="616.47761313" calcext:value-type="float">
            <text:p>616.48</text:p>
          </table:table-cell>
          <table:table-cell table:number-columns-repeated="2" table:style-name="ce12" office:value-type="float" office:value="3584.11" calcext:value-type="float">
            <text:p>3584.11</text:p>
          </table:table-cell>
          <table:table-cell table:style-name="ce12" table:formula="of:=MAX(([.C73]-[.B73])/[.C73]*100;0)" office:value-type="float" office:value="82.799701651735" calcext:value-type="float">
            <text:p>82.80</text:p>
          </table:table-cell>
          <table:table-cell table:style-name="ce12" table:formula="of:=MAX(0;([.D73]-[.B73])/[.D73]*100)" office:value-type="float" office:value="82.799701651735" calcext:value-type="float">
            <text:p>82.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6</text:p>
          </table:table-cell>
          <table:table-cell table:style-name="ce12" office:value-type="float" office:value="583.48793816" calcext:value-type="float">
            <text:p>583.49</text:p>
          </table:table-cell>
          <table:table-cell table:number-columns-repeated="2" table:style-name="ce12" office:value-type="float" office:value="3498.75" calcext:value-type="float">
            <text:p>3498.75</text:p>
          </table:table-cell>
          <table:table-cell table:style-name="ce12" table:formula="of:=MAX(([.C74]-[.B74])/[.C74]*100;0)" office:value-type="float" office:value="83.3229599668453" calcext:value-type="float">
            <text:p>83.32</text:p>
          </table:table-cell>
          <table:table-cell table:style-name="ce12" table:formula="of:=MAX(0;([.D74]-[.B74])/[.D74]*100)" office:value-type="float" office:value="83.3229599668453" calcext:value-type="float">
            <text:p>83.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7</text:p>
          </table:table-cell>
          <table:table-cell table:style-name="ce12" office:value-type="float" office:value="604.84707925" calcext:value-type="float">
            <text:p>604.85</text:p>
          </table:table-cell>
          <table:table-cell table:number-columns-repeated="2" table:style-name="ce12" office:value-type="float" office:value="3214.17" calcext:value-type="float">
            <text:p>3214.17</text:p>
          </table:table-cell>
          <table:table-cell table:style-name="ce12" table:formula="of:=MAX(([.C75]-[.B75])/[.C75]*100;0)" office:value-type="float" office:value="81.1818578591052" calcext:value-type="float">
            <text:p>81.18</text:p>
          </table:table-cell>
          <table:table-cell table:style-name="ce12" table:formula="of:=MAX(0;([.D75]-[.B75])/[.D75]*100)" office:value-type="float" office:value="81.1818578591052" calcext:value-type="float">
            <text:p>81.1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8</text:p>
          </table:table-cell>
          <table:table-cell table:style-name="ce12" office:value-type="float" office:value="618.30116576" calcext:value-type="float">
            <text:p>618.30</text:p>
          </table:table-cell>
          <table:table-cell table:number-columns-repeated="2" table:style-name="ce12" office:value-type="float" office:value="3241.68" calcext:value-type="float">
            <text:p>3241.68</text:p>
          </table:table-cell>
          <table:table-cell table:style-name="ce12" table:formula="of:=MAX(([.C76]-[.B76])/[.C76]*100;0)" office:value-type="float" office:value="80.9265206386812" calcext:value-type="float">
            <text:p>80.93</text:p>
          </table:table-cell>
          <table:table-cell table:style-name="ce12" table:formula="of:=MAX(0;([.D76]-[.B76])/[.D76]*100)" office:value-type="float" office:value="80.9265206386812" calcext:value-type="float">
            <text:p>80.9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9</text:p>
          </table:table-cell>
          <table:table-cell table:style-name="ce12" office:value-type="float" office:value="637.39937913" calcext:value-type="float">
            <text:p>637.40</text:p>
          </table:table-cell>
          <table:table-cell table:number-columns-repeated="2" table:style-name="ce12" office:value-type="float" office:value="3673.47" calcext:value-type="float">
            <text:p>3673.47</text:p>
          </table:table-cell>
          <table:table-cell table:style-name="ce12" table:formula="of:=MAX(([.C77]-[.B77])/[.C77]*100;0)" office:value-type="float" office:value="82.6485753489208" calcext:value-type="float">
            <text:p>82.65</text:p>
          </table:table-cell>
          <table:table-cell table:style-name="ce12" table:formula="of:=MAX(0;([.D77]-[.B77])/[.D77]*100)" office:value-type="float" office:value="82.6485753489208" calcext:value-type="float">
            <text:p>82.6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G10</text:p>
          </table:table-cell>
          <table:table-cell table:style-name="ce12" office:value-type="float" office:value="621.00921487" calcext:value-type="float">
            <text:p>621.01</text:p>
          </table:table-cell>
          <table:table-cell table:number-columns-repeated="2" table:style-name="ce12" office:value-type="float" office:value="3751.71" calcext:value-type="float">
            <text:p>3751.71</text:p>
          </table:table-cell>
          <table:table-cell table:style-name="ce12" table:formula="of:=MAX(([.C78]-[.B78])/[.C78]*100;0)" office:value-type="float" office:value="83.4473023002844" calcext:value-type="float">
            <text:p>83.45</text:p>
          </table:table-cell>
          <table:table-cell table:style-name="ce12" table:formula="of:=MAX(0;([.D78]-[.B78])/[.D78]*100)" office:value-type="float" office:value="83.4473023002844" calcext:value-type="float">
            <text:p>83.4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G</text:p>
          </table:table-cell>
          <table:table-cell table:style-name="ce28" office:value-type="float" office:value="604.33230251" calcext:value-type="float">
            <text:p>604.33</text:p>
          </table:table-cell>
          <table:table-cell table:number-columns-repeated="2" table:style-name="ce28" office:value-type="float" office:value="4278.32" calcext:value-type="float">
            <text:p>4278.32</text:p>
          </table:table-cell>
          <table:table-cell table:style-name="ce28" table:formula="of:=MAX(([.C79]-[.B79])/[.C79]*100;0)" office:value-type="float" office:value="85.8745418175826" calcext:value-type="float">
            <text:p>85.87</text:p>
          </table:table-cell>
          <table:table-cell table:style-name="ce28" table:formula="of:=MAX(0;([.D79]-[.B79])/[.D79]*100)" office:value-type="float" office:value="85.8745418175826" calcext:value-type="float">
            <text:p>85.87</text:p>
          </table:table-cell>
          <table:table-cell table:style-name="ce13" table:number-columns-repeated="2"/>
          <table:table-cell table:style-name="ce32" table:number-columns-repeated="1006"/>
          <table:table-cell table:number-columns-repeated="1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7:11:27.584332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56:56.227195662</meta:creation-date>
    <meta:generator>LibreOffice/6.4.7.2$Linux_X86_64 LibreOffice_project/40$Build-2</meta:generator>
    <dc:date>2021-06-19T17:30:26.537437240</dc:date>
    <meta:editing-duration>PT1H10M5S</meta:editing-duration>
    <meta:editing-cycles>25</meta:editing-cycles>
    <meta:document-statistic meta:table-count="2" meta:cell-count="1488" meta:object-count="0"/>
  </office:meta>
</office:document-meta>
</file>